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9900000392000002596801CBC71B6FBD9D.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Initials" svg:font-family="'Linux Libertine Initials'" style:font-adornments="Initials"/>
    <style:font-face style:name="Courier" svg:font-family="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5.617cm" fo:min-width="9.279cm"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none" draw:fill="gradient" draw:fill-gradient-name="Gradient_20_8" draw:textarea-horizontal-align="justify" draw:textarea-vertical-align="middle" draw:auto-grow-height="false" fo:min-height="1.2cm" fo:min-width="4.772cm" draw:shadow="visible" draw:shadow-offset-x="0cm" draw:shadow-offset-y="0.051cm"/>
    </style:style>
    <style:style style:name="gr4"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159cm" draw:marker-start-width="0.438cm" draw:marker-end="Arrow" draw:marker-end-width="0.438cm" draw:fill="none" draw:textarea-vertical-align="middle" fo:padding-top="0.204cm" fo:padding-bottom="0.204cm" fo:padding-left="0.329cm" fo:padding-right="0.329cm"/>
    </style:style>
    <style:style style:name="gr6" style:family="graphic" style:parent-style-name="standard">
      <style:graphic-properties draw:stroke="solid" svg:stroke-color="#b2b2b2" draw:fill="gradient" draw:fill-gradient-name="Gradient_20_15" draw:textarea-horizontal-align="justify" draw:textarea-vertical-align="middle" draw:auto-grow-height="false" fo:min-height="1.428cm" fo:min-width="2.734cm" draw:shadow="visible" draw:shadow-offset-x="0cm" draw:shadow-offset-y="0.071cm"/>
    </style:style>
    <style:style style:name="gr7" style:family="graphic" style:parent-style-name="objectwithoutfill">
      <style:graphic-properties svg:stroke-width="0.159cm" draw:marker-start="Arrow" draw:marker-start-width="0.438cm" draw:marker-end="Arrow"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2.548cm"/>
    </style:style>
    <style:style style:name="gr9" style:family="graphic" style:parent-style-name="standard">
      <style:graphic-properties draw:stroke="none" svg:stroke-color="#000000" draw:fill="none" draw:fill-color="#ffffff" draw:auto-grow-height="true" draw:auto-grow-width="false" fo:max-height="0cm" fo:min-height="1.36cm"/>
    </style:style>
    <style:style style:name="gr10" style:family="graphic" style:parent-style-name="standard">
      <style:graphic-properties draw:stroke="none" svg:stroke-color="#000000" draw:fill="none" draw:fill-color="#ffffff" draw:auto-grow-height="true" draw:auto-grow-width="false" fo:max-height="0cm" fo:min-height="1.361cm"/>
    </style:style>
    <style:style style:name="gr11" style:family="graphic" style:parent-style-name="standard">
      <style:graphic-properties draw:textarea-horizontal-align="justify" draw:textarea-vertical-align="middle" draw:auto-grow-height="false" fo:min-height="0.747cm" fo:min-width="1.134cm" fo:wrap-option="no-wrap" draw:shadow="visible" draw:shadow-offset-x="0.035cm" draw:shadow-offset-y="0.035cm"/>
    </style:style>
    <style:style style:name="gr12" style:family="graphic" style:parent-style-name="standard">
      <style:graphic-properties draw:fill="gradient" draw:fill-gradient-name="Gradient_20_15" draw:textarea-horizontal-align="justify" draw:textarea-vertical-align="middle" draw:auto-grow-height="false" fo:min-height="0.801cm" fo:min-width="1.134cm" fo:wrap-option="no-wrap" draw:shadow="visible" draw:shadow-offset-x="0.035cm" draw:shadow-offset-y="0.035cm"/>
    </style:style>
    <style:style style:name="gr13" style:family="graphic" style:parent-style-name="standard">
      <style:graphic-properties draw:fill="gradient" draw:fill-gradient-name="Gradient_20_15" draw:textarea-horizontal-align="justify" draw:textarea-vertical-align="middle" draw:auto-grow-height="false" fo:min-height="0.945cm" fo:min-width="1.358cm" fo:wrap-option="no-wrap" draw:shadow="visible" draw:shadow-offset-x="0.035cm" draw:shadow-offset-y="0.035cm"/>
    </style:style>
    <style:style style:name="gr14"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359cm"/>
    </style:style>
    <style:style style:name="gr16" style:family="graphic" style:parent-style-name="standard">
      <style:graphic-properties draw:fill="gradient" draw:fill-gradient-name="Gradient_20_15" draw:textarea-horizontal-align="justify" draw:textarea-vertical-align="middle" draw:auto-grow-height="false" fo:min-height="0.982cm" fo:min-width="1.418cm" fo:wrap-option="no-wrap" draw:shadow="visible" draw:shadow-offset-x="0.035cm" draw:shadow-offset-y="0.035cm"/>
    </style:style>
    <style:style style:name="gr17" style:family="graphic" style:parent-style-name="standard">
      <style:graphic-properties draw:textarea-horizontal-align="justify" draw:textarea-vertical-align="middle" draw:auto-grow-height="false" fo:min-height="0.551cm" fo:min-width="0.815cm" fo:wrap-option="no-wrap" draw:shadow="visible" draw:shadow-offset-x="0.035cm" draw:shadow-offset-y="0.035cm"/>
    </style:style>
    <style:style style:name="gr18" style:family="graphic" style:parent-style-name="standard">
      <style:graphic-properties draw:stroke="none" draw:fill="gradient" draw:fill-gradient-name="Gradient_20_16" draw:textarea-horizontal-align="justify" draw:textarea-vertical-align="middle" draw:auto-grow-height="false" fo:min-height="0.014cm" fo:min-width="0cm"/>
    </style:style>
    <style:style style:name="gr19" style:family="graphic">
      <style:graphic-properties style:protect="size"/>
    </style:style>
    <style:style style:name="gr20"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5.526cm" fo:min-width="8.208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334cm"/>
    </style:style>
    <style:style style:name="gr24"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1.893cm" fo:min-width="2.536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none" draw:fill="gradient" draw:fill-gradient-name="Gradient_20_8" draw:textarea-horizontal-align="justify" draw:textarea-vertical-align="middle" draw:auto-grow-height="false" fo:min-height="1.178cm" fo:min-width="4.688cm" draw:shadow="visible" draw:shadow-offset-x="0cm" draw:shadow-offset-y="0.051cm"/>
    </style:style>
    <style:style style:name="gr26" style:family="graphic" style:parent-style-name="standard">
      <style:graphic-properties draw:stroke="none" svg:stroke-color="#000000" draw:fill="none" draw:fill-color="#ffffff" draw:auto-grow-height="true" draw:auto-grow-width="false" fo:max-height="0cm" fo:min-height="2.503cm"/>
    </style:style>
    <style:style style:name="gr27" style:family="graphic" style:parent-style-name="standard">
      <style:graphic-properties draw:fill="gradient" draw:fill-gradient-name="Gradient_20_15" draw:textarea-horizontal-align="justify" draw:textarea-vertical-align="middle" draw:auto-grow-height="false" fo:min-height="0.963cm" fo:min-width="1.387cm" fo:wrap-option="no-wrap" draw:shadow="visible" draw:shadow-offset-x="0.035cm" draw:shadow-offset-y="0.035cm"/>
    </style:style>
    <style:style style:name="gr28" style:family="graphic" style:parent-style-name="standard">
      <style:graphic-properties draw:stroke="solid" svg:stroke-color="#b2b2b2" draw:fill="gradient" draw:fill-gradient-name="Gradient_20_15" draw:textarea-horizontal-align="justify" draw:textarea-vertical-align="middle" draw:auto-grow-height="false" fo:min-height="1.402cm" fo:min-width="2.682cm" draw:shadow="visible" draw:shadow-offset-x="0cm" draw:shadow-offset-y="0.071cm"/>
    </style:style>
    <style:style style:name="gr29" style:family="graphic" style:parent-style-name="standard">
      <style:graphic-properties draw:textarea-horizontal-align="justify" draw:textarea-vertical-align="middle" draw:auto-grow-height="false" fo:min-height="0.733cm" fo:min-width="1.109cm" fo:wrap-option="no-wrap" draw:shadow="visible" draw:shadow-offset-x="0.035cm" draw:shadow-offset-y="0.035cm"/>
    </style:style>
    <style:style style:name="gr30" style:family="graphic" style:parent-style-name="standard">
      <style:graphic-properties draw:fill="gradient" draw:fill-gradient-name="Gradient_20_15" draw:textarea-horizontal-align="justify" draw:textarea-vertical-align="middle" draw:auto-grow-height="false" fo:min-height="0.786cm" fo:min-width="1.109cm" fo:wrap-option="no-wrap" draw:shadow="visible" draw:shadow-offset-x="0.035cm" draw:shadow-offset-y="0.035cm"/>
    </style:style>
    <style:style style:name="gr3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2" style:family="graphic" style:parent-style-name="standard">
      <style:graphic-properties draw:fill="gradient" draw:fill-gradient-name="Gradient_20_15" draw:textarea-horizontal-align="justify" draw:textarea-vertical-align="middle" draw:auto-grow-height="false" fo:min-height="0.904cm" fo:min-width="1.292cm" fo:wrap-option="no-wrap" draw:shadow="visible" draw:shadow-offset-x="0.035cm" draw:shadow-offset-y="0.035cm"/>
    </style:style>
    <style:style style:name="gr33" style:family="graphic" style:parent-style-name="standard">
      <style:graphic-properties draw:textarea-horizontal-align="justify" draw:textarea-vertical-align="middle" draw:auto-grow-height="false" fo:min-height="1.006cm" fo:min-width="1.713cm" fo:wrap-option="no-wrap" draw:shadow="visible" draw:shadow-offset-x="0.035cm" draw:shadow-offset-y="0.035cm"/>
    </style:style>
    <style:style style:name="gr34" style:family="graphic" style:parent-style-name="standard">
      <style:graphic-properties draw:textarea-horizontal-align="justify" draw:textarea-vertical-align="middle" draw:auto-grow-height="false" fo:min-height="0.538cm" fo:min-width="0.795cm" fo:wrap-option="no-wrap" draw:shadow="visible" draw:shadow-offset-x="0.035cm" draw:shadow-offset-y="0.035cm"/>
    </style:style>
    <style:style style:name="gr35" style:family="graphic" style:parent-style-name="standard">
      <style:graphic-properties draw:stroke="none" draw:fill="gradient" draw:fill-gradient-name="Gradient_20_16" draw:textarea-horizontal-align="justify" draw:textarea-vertical-align="middle" draw:auto-grow-height="false" fo:min-height="0.009cm" fo:min-width="0cm"/>
    </style:style>
    <style:style style:name="gr36"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7"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3.691cm" fo:min-width="7.061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3.691cm" fo:min-width="7.061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graphic-properties draw:stroke="none" draw:fill="gradient" draw:fill-gradient-name="Gradient_20_8" draw:textarea-horizontal-align="justify" draw:textarea-vertical-align="middle" draw:auto-grow-height="false" fo:min-height="1.177cm" fo:min-width="4.688cm" draw:shadow="visible" draw:shadow-offset-x="0cm" draw:shadow-offset-y="0.051cm"/>
    </style:style>
    <style:style style:name="gr40"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1.685cm"/>
    </style:style>
    <style:style style:name="gr43" style:family="graphic" style:parent-style-name="standard">
      <style:graphic-properties draw:textarea-horizontal-align="justify" draw:textarea-vertical-align="middle" draw:auto-grow-height="false" fo:min-height="1.033cm" fo:min-width="1.556cm" fo:wrap-option="no-wrap" draw:shadow="visible" draw:shadow-offset-x="0.035cm" draw:shadow-offset-y="0.035cm"/>
    </style:style>
    <style:style style:name="gr44" style:family="graphic" style:parent-style-name="standard">
      <style:graphic-properties draw:fill="gradient" draw:fill-gradient-name="Gradient_20_15" draw:textarea-horizontal-align="justify" draw:textarea-vertical-align="middle" draw:auto-grow-height="false" fo:min-height="0.917cm" fo:min-width="1.885cm" fo:wrap-option="no-wrap" draw:shadow="visible" draw:shadow-offset-x="0.035cm" draw:shadow-offset-y="0.035cm"/>
    </style:style>
    <style:style style:name="gr45" style:family="graphic" style:parent-style-name="objectwithoutfill">
      <style:graphic-properties draw:stroke="dash" draw:stroke-dash="Ultrafine_20_Dashed" svg:stroke-width="0.159cm" draw:marker-start-width="0.438cm" draw:marker-end="Arrow" draw:marker-end-width="0.438cm" draw:fill="none" draw:textarea-vertical-align="middle" fo:padding-top="0.204cm" fo:padding-bottom="0.204cm" fo:padding-left="0.329cm" fo:padding-right="0.329cm"/>
    </style:style>
    <style:style style:name="gr46" style:family="graphic" style:parent-style-name="objectwithoutfill">
      <style:graphic-properties draw:stroke="dash" draw:stroke-dash="Ultrafine_20_Dashed" svg:stroke-width="0.159cm" draw:marker-start-width="0.438cm" draw:marker-end="" draw:marker-end-width="0.438cm" draw:fill="none" draw:textarea-vertical-align="middle" fo:padding-top="0.204cm" fo:padding-bottom="0.204cm" fo:padding-left="0.329cm" fo:padding-right="0.329cm"/>
    </style:style>
    <style:style style:name="gr47" style:family="graphic" style:parent-style-name="objectwithoutfill">
      <style:graphic-properties draw:stroke="solid" draw:stroke-dash="Ultrafine_20_Dashed" svg:stroke-width="0.159cm" draw:marker-start-width="0.438cm" draw:marker-end="" draw:marker-end-width="0.438cm" draw:fill="none" draw:textarea-vertical-align="middle" fo:padding-top="0.204cm" fo:padding-bottom="0.204cm" fo:padding-left="0.329cm" fo:padding-right="0.329cm"/>
    </style:style>
    <style:style style:name="gr48" style:family="graphic" style:parent-style-name="objectwithoutfill">
      <style:graphic-properties draw:stroke="solid" draw:stroke-dash="Ultrafine_20_Dashed" svg:stroke-width="0.159cm" draw:marker-start-width="0.438cm" draw:marker-end="Arrow" draw:marker-end-width="0.438cm" draw:fill="none" draw:textarea-vertical-align="middle" fo:padding-top="0.204cm" fo:padding-bottom="0.204cm" fo:padding-left="0.329cm" fo:padding-right="0.329cm"/>
    </style:style>
    <style:style style:name="gr49" style:family="graphic" style:parent-style-name="standard">
      <style:graphic-properties draw:stroke="none" svg:stroke-color="#000000" draw:fill="none" draw:fill-color="#ffffff" draw:textarea-horizontal-align="left" draw:auto-grow-height="true" draw:auto-grow-width="true" fo:min-height="0.876cm" fo:min-width="3.109cm"/>
    </style:style>
    <style:style style:name="gr50" style:family="graphic" style:parent-style-name="standard">
      <style:graphic-properties draw:stroke="none" svg:stroke-color="#000000" draw:fill="none" draw:fill-color="#ffffff" draw:textarea-horizontal-align="left" draw:auto-grow-height="true" draw:auto-grow-width="true" fo:min-height="1.334cm" fo:min-width="4.125cm"/>
    </style:style>
    <style:style style:name="gr51" style:family="graphic" style:parent-style-name="standard">
      <style:graphic-properties draw:stroke="solid" svg:stroke-width="0.035cm" svg:stroke-color="#000000" draw:marker-start-width="0.253cm" draw:marker-end-width="0.253cm" draw:fill="solid" draw:fill-color="#ffffff" draw:textarea-horizontal-align="justify" draw:textarea-vertical-align="middle" draw:auto-grow-height="false" fo:min-height="9.874cm" fo:min-width="24.634cm" fo:padding-top="0.143cm" fo:padding-bottom="0.143cm" fo:padding-left="0.268cm" fo:padding-right="0.268cm"/>
    </style:style>
    <style:style style:name="gr52" style:family="graphic" style:parent-style-name="objectwithoutfill">
      <style:graphic-properties draw:stroke="dash" draw:stroke-dash="Fine_20_Dashed" svg:stroke-width="0.035cm" draw:marker-start-width="0.252cm" draw:marker-end-width="0.252cm" draw:fill="none" draw:textarea-vertical-align="middle" fo:padding-top="0.142cm" fo:padding-bottom="0.142cm" fo:padding-left="0.267cm" fo:padding-right="0.267cm"/>
    </style:style>
    <style:style style:name="gr53" style:family="graphic" style:parent-style-name="standard">
      <style:graphic-properties draw:stroke="none" svg:stroke-color="#000000" draw:fill="none" draw:fill-color="#ffffff" draw:textarea-horizontal-align="left" draw:auto-grow-height="true" draw:auto-grow-width="false" fo:min-height="0.736cm" fo:min-width="8.289cm"/>
    </style:style>
    <style:style style:name="gr54" style:family="graphic" style:parent-style-name="standard">
      <style:graphic-properties draw:stroke="none" svg:stroke-color="#000000" draw:fill="none" draw:fill-color="#ffffff" draw:textarea-horizontal-align="left" draw:auto-grow-height="true" draw:auto-grow-width="false" fo:min-height="1.447cm" fo:min-width="5.469cm"/>
    </style:style>
    <style:style style:name="gr55" style:family="graphic" style:parent-style-name="standard">
      <style:graphic-properties draw:stroke="none" svg:stroke-color="#000000" draw:fill="none" draw:fill-color="#ffffff" draw:textarea-horizontal-align="left" draw:auto-grow-height="true" draw:auto-grow-width="false" fo:min-height="1.447cm" fo:min-width="5.21cm"/>
    </style:style>
    <style:style style:name="gr56" style:family="graphic" style:parent-style-name="standard">
      <style:graphic-properties draw:stroke="none" svg:stroke-color="#000000" draw:fill="none" draw:fill-color="#ffffff" draw:textarea-horizontal-align="left" draw:auto-grow-height="true" draw:auto-grow-width="false" fo:min-height="1.447cm" fo:min-width="6.396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8" style:family="graphic" style:parent-style-name="standard">
      <style:graphic-properties draw:stroke="solid" svg:stroke-width="0.159cm" svg:stroke-color="#000000" draw:marker-start-width="0.439cm" draw:marker-end-width="0.439cm" draw:fill="none" draw:fill-color="#ffffff" draw:textarea-horizontal-align="justify" draw:textarea-vertical-align="middle" draw:auto-grow-height="false" fo:min-height="9.874cm" fo:min-width="7.9cm" fo:padding-top="0.205cm" fo:padding-bottom="0.205cm" fo:padding-left="0.33cm" fo:padding-right="0.33cm"/>
    </style:style>
    <style:style style:name="gr59" style:family="graphic" style:parent-style-name="standard">
      <style:graphic-properties draw:stroke="none" svg:stroke-color="#000000" draw:fill="none" draw:fill-color="#ffffff" draw:textarea-horizontal-align="left" draw:auto-grow-height="true" draw:auto-grow-width="false" fo:min-height="1.266cm" fo:min-width="0cm"/>
    </style:style>
    <style:style style:name="gr60" style:family="graphic" style:parent-style-name="objectwithoutfill">
      <style:graphic-properties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false" fo:min-height="1.874cm" fo:min-width="0cm"/>
    </style:style>
    <style:style style:name="gr62"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auto-grow-height="true" draw:auto-grow-width="false" fo:max-height="0cm" fo:min-height="0.712cm"/>
    </style:style>
    <style:style style:name="gr64" style:family="graphic" style:parent-style-name="standard">
      <style:graphic-properties svg:stroke-color="#000000" draw:fill="gradient" draw:fill-gradient-name="Gradient_20_15" draw:textarea-horizontal-align="justify" draw:textarea-vertical-align="middle" draw:auto-grow-height="false" fo:min-height="1.531cm" fo:min-width="2.132cm"/>
    </style:style>
    <style:style style:name="gr65" style:family="graphic" style:parent-style-name="standard">
      <style:graphic-properties svg:stroke-color="#000000" draw:fill="gradient" draw:fill-gradient-name="Gradient_20_8" draw:textarea-horizontal-align="justify" draw:textarea-vertical-align="middle" draw:auto-grow-height="false" fo:min-height="0.662cm" fo:min-width="1.32cm"/>
    </style:style>
    <style:style style:name="gr66" style:family="graphic" style:parent-style-name="standard">
      <style:graphic-properties draw:stroke="none" svg:stroke-color="#000000" draw:fill="none" draw:fill-color="#ffffff" draw:textarea-horizontal-align="left" draw:auto-grow-height="true" draw:auto-grow-width="false" fo:min-height="1.685cm" fo:min-width="1.312cm"/>
    </style:style>
    <style:style style:name="gr67" style:family="graphic" style:parent-style-name="standard">
      <style:graphic-properties draw:stroke="none" draw:fill="gradient" draw:fill-gradient-name="Gradient_20_8" draw:textarea-horizontal-align="justify" draw:textarea-vertical-align="middle" draw:auto-grow-height="false" fo:min-height="1.08cm" fo:min-width="4.581cm" draw:shadow="visible" draw:shadow-offset-x="0cm" draw:shadow-offset-y="0.051cm"/>
    </style:style>
    <style:style style:name="gr68"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9" style:family="graphic" style:parent-style-name="objectwithoutfill">
      <style:graphic-properties draw:stroke="dash" draw:stroke-dash="Ultrafine_20_Dashed" svg:stroke-width="0.106cm" draw:marker-start-width="0.359cm" draw:marker-end="Arrow" draw:marker-end-width="0.459cm" draw:fill="none" draw:textarea-vertical-align="middle" fo:padding-top="0.178cm" fo:padding-bottom="0.178cm" fo:padding-left="0.303cm" fo:padding-right="0.303cm"/>
    </style:style>
    <style:style style:name="gr70" style:family="graphic" style:parent-style-name="objectwithoutfill">
      <style:graphic-properties svg:stroke-width="0.106cm" draw:marker-start-width="0.359cm" draw:marker-end="" draw:marker-end-width="0.459cm" draw:fill="none" draw:textarea-vertical-align="middle" fo:padding-top="0.178cm" fo:padding-bottom="0.178cm" fo:padding-left="0.303cm" fo:padding-right="0.303cm"/>
    </style:style>
    <style:style style:name="gr71" style:family="graphic" style:parent-style-name="standard">
      <style:graphic-properties draw:textarea-horizontal-align="justify" draw:textarea-vertical-align="middle" draw:auto-grow-height="false" fo:min-height="0.866cm" fo:min-width="1.258cm" fo:wrap-option="no-wrap" draw:shadow="visible" draw:shadow-offset-x="0.035cm" draw:shadow-offset-y="0.035cm"/>
    </style:style>
    <style:style style:name="gr72" style:family="graphic" style:parent-style-name="standard">
      <style:graphic-properties draw:stroke="solid" svg:stroke-width="0.106cm" svg:stroke-color="#3465a4" draw:marker-start-width="0.359cm" draw:marker-end-width="0.359cm" draw:fill="solid" draw:fill-color="#ffffff" draw:textarea-horizontal-align="justify" draw:textarea-vertical-align="middle" draw:auto-grow-height="false" fo:min-height="4.851cm" fo:min-width="10.248cm" fo:padding-top="0.178cm" fo:padding-bottom="0.178cm" fo:padding-left="0.303cm" fo:padding-right="0.303cm"/>
    </style:style>
    <style:style style:name="gr73" style:family="graphic" style:parent-style-name="standard">
      <style:graphic-properties svg:stroke-color="#000000" draw:fill="gradient" draw:fill-gradient-name="Gradient_20_15" draw:textarea-horizontal-align="justify" draw:textarea-vertical-align="middle" draw:auto-grow-height="false" fo:min-height="3.64cm" fo:min-width="9.152cm"/>
    </style:style>
    <style:style style:name="gr74" style:family="graphic" style:parent-style-name="standard">
      <style:graphic-properties svg:stroke-color="#000000" draw:fill="gradient" draw:fill-gradient-name="Gradient_20_8" draw:textarea-horizontal-align="justify" draw:textarea-vertical-align="middle" draw:auto-grow-height="false" fo:min-height="1.607cm" fo:min-width="8.081cm"/>
    </style:style>
    <style:style style:name="gr75" style:family="graphic" style:parent-style-name="standard">
      <style:graphic-properties draw:stroke="none" draw:fill="gradient" draw:fill-gradient-name="Gradient_20_8" draw:textarea-horizontal-align="justify" draw:textarea-vertical-align="middle" draw:auto-grow-height="false" fo:min-height="1.777cm" fo:min-width="8.074cm" draw:shadow="visible" draw:shadow-offset-x="0cm" draw:shadow-offset-y="0.051cm"/>
    </style:style>
    <style:style style:name="gr76" style:family="graphic" style:parent-style-name="standard">
      <style:graphic-properties draw:fill="gradient" draw:fill-gradient-name="Gradient_20_27" draw:textarea-horizontal-align="justify" draw:textarea-vertical-align="middle" draw:auto-grow-height="false" fo:min-height="1.096cm" fo:min-width="3.055cm"/>
    </style:style>
    <style:style style:name="gr77" style:family="graphic" style:parent-style-name="objectwithoutfill">
      <style:graphic-properties draw:stroke="dash" draw:stroke-dash="Ultrafine_20_Dashed" svg:stroke-width="0.159cm" draw:marker-start="Arrow" draw:marker-start-width="0.438cm" draw:marker-end="" draw:marker-end-width="0.438cm" draw:fill="none" draw:textarea-vertical-align="middle" fo:padding-top="0.204cm" fo:padding-bottom="0.204cm" fo:padding-left="0.329cm" fo:padding-right="0.329cm"/>
    </style:style>
    <style:style style:name="gr78" style:family="graphic" style:parent-style-name="standard">
      <style:graphic-properties draw:stroke="none" svg:stroke-color="#000000" draw:fill="none" draw:fill-color="#ffffff" draw:textarea-horizontal-align="left" draw:auto-grow-height="true" draw:auto-grow-width="false" fo:min-height="3.672cm" fo:min-width="0cm"/>
    </style:style>
    <style:style style:name="gr79"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0"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4.716cm" fo:min-width="5.474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2" style:family="graphic" style:parent-style-name="standard">
      <style:graphic-properties draw:stroke="none" svg:stroke-color="#000000" draw:fill="none" draw:fill-color="#ffffff" draw:auto-grow-height="true" draw:auto-grow-width="false" fo:max-height="0cm" fo:min-height="1.044cm"/>
    </style:style>
    <style:style style:name="gr83"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draw:auto-grow-height="true" draw:auto-grow-width="false" fo:max-height="0cm" fo:min-height="0.757cm"/>
    </style:style>
    <style:style style:name="gr85" style:family="graphic" style:parent-style-name="standard">
      <style:graphic-properties draw:stroke="none" draw:fill="gradient" draw:fill-gradient-name="Gradient_20_8" draw:textarea-horizontal-align="justify" draw:textarea-vertical-align="middle" draw:auto-grow-height="false" fo:min-height="1.178cm" fo:min-width="5.346cm" draw:shadow="visible" draw:shadow-offset-x="0cm" draw:shadow-offset-y="0.051cm"/>
    </style:style>
    <style:style style:name="gr86" style:family="graphic" style:parent-style-name="standard">
      <style:graphic-properties draw:stroke="solid" svg:stroke-color="#999999" draw:fill="gradient" draw:fill-gradient-name="Gradient_20_15" draw:textarea-horizontal-align="justify" draw:textarea-vertical-align="middle" draw:auto-grow-height="false" fo:min-height="1.18cm" fo:min-width="5.347cm" draw:shadow="visible" draw:shadow-offset-x="0cm" draw:shadow-offset-y="0.051cm"/>
    </style:style>
    <style:style style:name="gr87" style:family="graphic" style:parent-style-name="standard">
      <style:graphic-properties draw:textarea-horizontal-align="justify" draw:textarea-vertical-align="middle" draw:auto-grow-height="false" fo:min-height="0.734cm" fo:min-width="1.109cm" fo:wrap-option="no-wrap" draw:shadow="visible" draw:shadow-offset-x="0.035cm" draw:shadow-offset-y="0.035cm"/>
    </style:style>
    <style:style style:name="gr88" style:family="graphic" style:parent-style-name="standard">
      <style:graphic-properties draw:fill="gradient" draw:fill-gradient-name="Gradient_20_15" draw:textarea-horizontal-align="justify" draw:textarea-vertical-align="middle" draw:auto-grow-height="false" fo:min-height="1.042cm" fo:min-width="1.506cm" fo:wrap-option="no-wrap" draw:shadow="visible" draw:shadow-offset-x="0.035cm" draw:shadow-offset-y="0.035cm"/>
    </style:style>
    <style:style style:name="gr89" style:family="graphic" style:parent-style-name="standard">
      <style:graphic-properties draw:stroke="none" svg:stroke-color="#000000" draw:fill="none" draw:fill-color="#ffffff" draw:auto-grow-height="true" draw:auto-grow-width="false" fo:max-height="0cm" fo:min-height="1.636cm"/>
    </style:style>
    <style:style style:name="gr90" style:family="graphic" style:parent-style-name="standard">
      <style:graphic-properties draw:fill="gradient" draw:fill-gradient-name="Gradient_20_15" draw:textarea-horizontal-align="justify" draw:textarea-vertical-align="middle" draw:auto-grow-height="false" fo:min-height="0.88cm" fo:min-width="1.257cm" fo:wrap-option="no-wrap" draw:shadow="visible" draw:shadow-offset-x="0.035cm" draw:shadow-offset-y="0.035cm"/>
    </style:style>
    <style:style style:name="gr91"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2.745cm" fo:min-width="4.146cm" fo:padding-top="0.125cm" fo:padding-bottom="0.125cm" fo:padding-left="0.25cm" fo:padding-right="0.25cm" fo:wrap-option="wrap" draw:shadow="visible" draw:shadow-offset-x="0cm" draw:shadow-offset-y="0.064cm" draw:shadow-color="#000000" draw:shadow-opacity="35%"/>
    </style:style>
    <style:style style:name="gr92"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2.745cm" fo:min-width="4.146cm" fo:padding-top="0.125cm" fo:padding-bottom="0.125cm" fo:padding-left="0.25cm" fo:padding-right="0.25cm" fo:wrap-option="wrap" draw:shadow="visible" draw:shadow-offset-x="0cm" draw:shadow-offset-y="0.064cm" draw:shadow-color="#000000" draw:shadow-opacity="35%"/>
    </style:style>
    <style:style style:name="gr93"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4" style:family="graphic" style:parent-style-name="standard">
      <style:graphic-properties draw:stroke="none" svg:stroke-color="#000000" draw:fill="none" draw:fill-color="#ffffff" draw:auto-grow-height="true" draw:auto-grow-width="false" fo:max-height="0cm" fo:min-height="0.885cm"/>
    </style:style>
    <style:style style:name="gr95"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6"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7"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8" style:family="graphic" style:parent-style-name="objectwithoutfill">
      <style:graphic-properties draw:stroke="dash" draw:stroke-dash="Ultrafine_20_Dashed" svg:stroke-width="0.106cm" draw:marker-start="" draw:marker-start-width="0.459cm" draw:marker-end="Arrow" draw:marker-end-width="0.459cm" draw:fill="none" draw:textarea-vertical-align="middle" fo:padding-top="0.178cm" fo:padding-bottom="0.178cm" fo:padding-left="0.303cm" fo:padding-right="0.303cm"/>
    </style:style>
    <style:style style:name="gr99" style:family="graphic" style:parent-style-name="objectwithoutfill">
      <style:graphic-properties draw:stroke="dash" draw:stroke-dash="Ultrafine_20_Dashed" svg:stroke-width="0.106cm" draw:marker-start="" draw:marker-start-width="0.459cm" draw:marker-end="" draw:marker-end-width="0.459cm" draw:fill="none" draw:textarea-vertical-align="middle" fo:padding-top="0.178cm" fo:padding-bottom="0.178cm" fo:padding-left="0.303cm" fo:padding-right="0.303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7.186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102" style:family="graphic" style:parent-style-name="standard">
      <style:graphic-properties svg:stroke-color="#000000" draw:fill="gradient" draw:fill-gradient-name="Gradient_20_15" draw:textarea-horizontal-align="justify" draw:textarea-vertical-align="middle" draw:auto-grow-height="false" fo:min-height="1.531cm" fo:min-width="2.099cm"/>
    </style:style>
    <style:style style:name="gr103" style:family="graphic" style:parent-style-name="standard">
      <style:graphic-properties draw:stroke="none" svg:stroke-color="#000000" draw:fill="none" draw:fill-color="#ffffff" draw:textarea-horizontal-align="left" draw:auto-grow-height="true" draw:auto-grow-width="false" fo:min-height="1.531cm" fo:min-width="1.312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writing-mode="lr-tb"/>
    </style:style>
    <style:style style:name="P3" style:family="paragraph">
      <loext:graphic-properties draw:fill="gradient" draw:fill-color="#729fcf" draw:fill-gradient-name="Gradient_20_6"/>
      <style:paragraph-properties fo:margin-left="0cm" fo:margin-right="0cm" fo:margin-top="0cm" fo:margin-bottom="0cm" fo:line-height="100%" fo:text-align="center" fo:text-indent="0cm" style:writing-mode="lr-tb" style:font-independent-line-spacing="true"/>
      <style:text-properties fo:font-variant="normal" fo:text-transform="none" fo:color="#000000" style:text-outline="false" style:text-line-through-style="none" style:text-line-through-type="none" style:font-name="Liberation Sans" fo:font-size="17.899999618530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loext:graphic-properties draw:fill="gradient" draw:fill-gradient-name="Gradient_20_8"/>
      <style:paragraph-properties fo:text-align="center"/>
      <style:text-properties fo:color="#ffffff" fo:font-size="17.8999996185303pt" fo:font-weight="bold" style:font-size-asian="18pt" style:font-weight-asian="bold" style:font-size-complex="18pt" style:font-weight-complex="600"/>
    </style:style>
    <style:style style:name="P6" style:family="paragraph">
      <loext:graphic-properties draw:fill="none"/>
      <style:paragraph-properties fo:text-align="center"/>
    </style:style>
    <style:style style:name="P7" style:family="paragraph">
      <loext:graphic-properties draw:fill="gradient" draw:fill-gradient-name="Gradient_20_15"/>
      <style:paragraph-properties fo:text-align="center"/>
      <style:text-properties fo:font-size="17.8999996185303pt" fo:font-weight="bold" style:font-weight-asian="bold" style:font-weight-complex="bold"/>
    </style:style>
    <style:style style:name="P8" style:family="paragraph">
      <loext:graphic-properties draw:fill="none" draw:fill-color="#ffffff"/>
      <style:text-properties fo:font-size="17.8999996185303pt" fo:font-weight="bold" style:font-weight-asian="bold" style:font-weight-complex="bold"/>
    </style:style>
    <style:style style:name="P9" style:family="paragraph">
      <style:paragraph-properties fo:text-align="center"/>
      <style:text-properties fo:color="#ffffff" fo:font-size="13.8999996185303pt" fo:font-weight="bold" style:font-size-asian="14pt" style:font-weight-asian="bold" style:font-size-complex="14pt" style:font-weight-complex="bold"/>
    </style:style>
    <style:style style:name="P10" style:family="paragraph">
      <loext:graphic-properties draw:fill="gradient" draw:fill-gradient-name="Gradient_20_15"/>
      <style:paragraph-properties fo:text-align="center"/>
      <style:text-properties fo:color="#000000" fo:font-size="13.8999996185303pt" fo:font-weight="bold" style:font-size-asian="14pt" style:font-weight-asian="bold" style:font-size-complex="14pt" style:font-weight-complex="bold"/>
    </style:style>
    <style:style style:name="P11" style:family="paragraph">
      <style:paragraph-properties fo:text-align="center"/>
      <style:text-properties fo:color="#ffffff" fo:font-size="14pt" fo:font-weight="bold" style:font-size-asian="14pt" style:font-weight-asian="bold" style:font-size-complex="14pt" style:font-weight-complex="bold"/>
    </style:style>
    <style:style style:name="P12" style:family="paragraph">
      <loext:graphic-properties draw:fill="gradient" draw:fill-gradient-name="Gradient_20_16"/>
      <style:paragraph-properties fo:text-align="center"/>
    </style:style>
    <style:style style:name="P13" style:family="paragraph">
      <loext:graphic-properties draw:fill-color="#ffffff"/>
    </style:style>
    <style:style style:name="P14" style:family="paragraph">
      <loext:graphic-properties draw:fill-color="#ffffff"/>
      <style:text-properties fo:font-size="20pt"/>
    </style:style>
    <style:style style:name="P15" style:family="paragraph">
      <loext:graphic-properties draw:fill="none" draw:fill-color="#ffffff"/>
      <style:text-properties fo:font-size="17.8999996185303pt" fo:font-style="italic" style:font-style-asian="italic" style:font-style-complex="italic"/>
    </style:style>
    <style:style style:name="P16" style:family="paragraph">
      <style:paragraph-properties fo:text-align="center"/>
      <style:text-properties fo:font-size="16pt"/>
    </style:style>
    <style:style style:name="P17" style:family="paragraph">
      <loext:graphic-properties draw:fill="solid" draw:fill-color="#ffffff"/>
      <style:paragraph-properties fo:text-align="center"/>
      <style:text-properties fo:font-size="16pt" fo:font-weight="bold" style:font-weight-asian="bold" style:font-weight-complex="bold"/>
    </style:style>
    <style:style style:name="P18" style:family="paragraph">
      <style:text-properties fo:font-size="16pt" fo:font-style="italic" style:font-style-asian="italic" style:font-style-complex="italic"/>
    </style:style>
    <style:style style:name="P19" style:family="paragraph">
      <loext:graphic-properties draw:fill="none" draw:fill-color="#ffffff"/>
      <style:text-properties fo:font-size="16pt" fo:font-style="italic" style:font-style-asian="italic" style:font-style-complex="italic"/>
    </style:style>
    <style:style style:name="P20" style:family="paragraph">
      <style:text-properties fo:font-style="italic" style:font-style-asian="italic" style:font-style-complex="italic"/>
    </style:style>
    <style:style style:name="P21" style:family="paragraph">
      <loext:graphic-properties draw:fill="none" draw:fill-color="#ffffff"/>
      <style:text-properties fo:font-style="italic" style:font-style-asian="italic" style:font-style-complex="italic"/>
    </style:style>
    <style:style style:name="P22" style:family="paragraph">
      <loext:graphic-properties draw:fill="none" draw:fill-color="#ffffff"/>
      <style:paragraph-properties fo:text-align="center"/>
      <style:text-properties fo:font-size="17.8999996185303pt" fo:font-weight="bold" style:font-weight-asian="bold" style:font-weight-complex="bold"/>
    </style:style>
    <style:style style:name="P23" style:family="paragraph">
      <style:text-properties fo:font-size="17.8999996185303pt"/>
    </style:style>
    <style:style style:name="P24" style:family="paragraph">
      <loext:graphic-properties draw:fill="gradient" draw:fill-gradient-name="Gradient_20_15"/>
      <style:paragraph-properties fo:text-align="center"/>
      <style:text-properties fo:font-weight="bold" style:font-weight-asian="bold" style:font-weight-complex="bold"/>
    </style:style>
    <style:style style:name="P25" style:family="paragraph">
      <style:paragraph-properties fo:text-align="center"/>
      <style:text-properties fo:font-size="15.8000001907349pt"/>
    </style:style>
    <style:style style:name="P26" style:family="paragraph">
      <loext:graphic-properties draw:fill="gradient" draw:fill-gradient-name="Gradient_20_8"/>
      <style:paragraph-properties fo:text-align="center"/>
      <style:text-properties fo:color="#ffffff" fo:font-size="15.8000001907349pt" fo:font-weight="bold" style:font-size-asian="16pt" style:font-weight-asian="bold" style:font-size-complex="16pt" style:font-weight-complex="bold"/>
    </style:style>
    <style:style style:name="P27" style:family="paragraph">
      <style:text-properties fo:font-size="17.7999992370605pt"/>
    </style:style>
    <style:style style:name="P28" style:family="paragraph">
      <loext:graphic-properties draw:fill="none" draw:fill-color="#ffffff"/>
      <style:text-properties fo:font-size="17.7999992370605pt" fo:font-weight="bold" style:font-size-asian="17.7999992370605pt" style:font-weight-asian="bold" style:font-size-complex="17.7999992370605pt" style:font-weight-complex="bold"/>
    </style:style>
    <style:style style:name="P29" style:family="paragraph">
      <loext:graphic-properties draw:fill="none" draw:fill-color="#ffffff"/>
      <style:text-properties style:font-name="Courier" fo:font-size="14pt" style:font-size-asian="14pt" style:font-size-complex="14pt"/>
    </style:style>
    <style:style style:name="P30" style:family="paragraph">
      <loext:graphic-properties draw:fill="solid" draw:fill-color="#ffffff"/>
      <style:paragraph-properties fo:text-align="center"/>
      <style:text-properties fo:font-size="17.8999996185303pt" fo:font-weight="bold" style:font-weight-asian="bold" style:font-weight-complex="bold"/>
    </style:style>
    <style:style style:name="P31" style:family="paragraph">
      <loext:graphic-properties draw:fill="gradient" draw:fill-gradient-name="Gradient_20_8"/>
      <style:paragraph-properties fo:text-align="center"/>
      <style:text-properties fo:color="#ffffff" fo:font-size="17.8999996185303pt" fo:font-weight="bold" style:font-weight-asian="bold" style:font-weight-complex="bold"/>
    </style:style>
    <style:style style:name="P32" style:family="paragraph">
      <loext:graphic-properties draw:fill="gradient" draw:fill-gradient-name="Gradient_20_27"/>
      <style:paragraph-properties fo:text-align="center"/>
      <style:text-properties fo:color="#000000" fo:font-size="17.8999996185303pt" fo:font-weight="bold" style:font-weight-asian="bold" style:font-weight-complex="bold"/>
    </style:style>
    <style:style style:name="P33" style:family="paragraph">
      <loext:graphic-properties draw:fill="none" draw:fill-color="#ffffff"/>
      <style:paragraph-properties fo:text-align="center"/>
      <style:text-properties fo:font-size="17.8999996185303pt"/>
    </style:style>
    <style:style style:name="P34" style:family="paragraph">
      <loext:graphic-properties draw:fill="none" draw:fill-color="#ffffff"/>
      <style:text-properties fo:font-size="17.8999996185303pt"/>
    </style:style>
    <style:style style:name="P35" style:family="paragraph">
      <loext:graphic-properties draw:fill="gradient" draw:fill-gradient-name="Gradient_20_15"/>
      <style:paragraph-properties fo:text-align="center"/>
      <style:text-properties fo:color="#000000" fo:font-size="17.8999996185303pt" fo:font-weight="bold" style:font-size-asian="18pt" style:font-weight-asian="bold" style:font-size-complex="18pt" style:font-weight-complex="600"/>
    </style:style>
    <style:style style:name="P36" style:family="paragraph">
      <loext:graphic-properties draw:fill="none" draw:fill-color="#ffffff"/>
    </style:style>
    <style:style style:name="T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2" style:family="text">
      <style:text-properties fo:color="#ffffff" fo:font-size="18pt" fo:font-weight="bold" style:font-size-asian="18pt" style:font-weight-asian="bold" style:font-size-complex="18pt" style:font-weight-complex="600"/>
    </style:style>
    <style:style style:name="T3" style:family="text">
      <style:text-properties fo:font-size="17.8999996185303pt" fo:font-weight="bold" style:font-weight-asian="bold" style:font-weight-complex="bold"/>
    </style:style>
    <style:style style:name="T4" style:family="text">
      <style:text-properties fo:color="#ffffff" fo:font-size="14pt" fo:font-weight="bold" style:font-size-asian="14pt" style:font-weight-asian="bold" style:font-size-complex="14pt" style:font-weight-complex="bold"/>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font-size="17.8999996185303pt"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text-position="super 58%" fo:font-style="italic" style:font-size-asian="18pt" style:font-style-asian="italic" style:font-size-complex="18pt" style:font-style-complex="italic"/>
    </style:style>
    <style:style style:name="T11" style:family="text">
      <style:text-properties style:text-position="-33% 58%" fo:font-style="italic" style:font-style-asian="italic" style:font-style-complex="italic"/>
    </style:style>
    <style:style style:name="T12" style:family="text">
      <style:text-properties style:text-position="0% 100%" style:font-name="Linux Libertine Initials" fo:font-style="normal" style:font-name-asian="Linux Libertine Initials" style:font-style-asian="normal" style:font-name-complex="Linux Libertine Initials" style:font-style-complex="normal"/>
    </style:style>
    <style:style style:name="T13" style:family="text">
      <style:text-properties style:text-position="super 58%" style:font-name="Linux Libertine Initials" fo:font-style="normal" style:font-name-asian="Linux Libertine Initials" style:font-size-asian="18pt" style:font-style-asian="normal" style:font-name-complex="Linux Libertine Initials" style:font-size-complex="18pt" style:font-style-complex="normal"/>
    </style:style>
    <style:style style:name="T14" style:family="text">
      <style:text-properties style:text-position="-33% 58%" style:font-name="Linux Libertine Initials" fo:font-style="italic" style:font-name-asian="Linux Libertine Initials" style:font-size-asian="18pt" style:font-style-asian="italic" style:font-name-complex="Linux Libertine Initials" style:font-size-complex="18pt" style:font-style-complex="italic"/>
    </style:style>
    <style:style style:name="T15" style:family="text">
      <style:text-properties style:text-position="-33% 58%" fo:font-style="italic" style:font-size-asian="18pt" style:font-style-asian="italic" style:font-size-complex="18pt" style:font-style-complex="italic"/>
    </style:style>
    <style:style style:name="T16" style:family="text">
      <style:text-properties style:text-position="0% 100%" style:font-name="Linux Libertine Initials" fo:font-style="normal" style:font-name-asian="Linux Libertine Initials" style:font-size-asian="18pt" style:font-style-asian="normal" style:font-name-complex="Linux Libertine Initials" style:font-size-complex="18pt" style:font-style-complex="normal"/>
    </style:style>
    <style:style style:name="T17" style:family="text">
      <style:text-properties style:text-position="sub 58%" fo:font-style="italic" style:font-size-asian="18pt" style:font-style-asian="italic" style:font-size-complex="18pt" style:font-style-complex="italic"/>
    </style:style>
    <style:style style:name="T18" style:family="text">
      <style:text-properties style:text-position="sub 58%" style:font-name="Linux Libertine Initials" fo:font-style="italic" style:font-name-asian="Linux Libertine Initials" style:font-size-asian="18pt" style:font-style-asian="italic" style:font-name-complex="Linux Libertine Initials" style:font-size-complex="18pt" style:font-style-complex="italic"/>
    </style:style>
    <style:style style:name="T19" style:family="text">
      <style:text-properties fo:font-size="17.8999996185303pt" fo:font-style="italic" fo:font-weight="bold" style:font-style-asian="italic" style:font-weight-asian="bold" style:font-style-complex="italic" style:font-weight-complex="bold"/>
    </style:style>
    <style:style style:name="T20" style:family="text">
      <style:text-properties style:text-position="0% 100%" fo:font-style="italic" style:font-size-asian="18pt" style:font-style-asian="italic" style:font-size-complex="18pt" style:font-style-complex="italic"/>
    </style:style>
    <style:style style:name="T21" style:family="text">
      <style:text-properties style:text-position="0% 100%" style:font-name="Linux Libertine Initials" fo:font-style="italic" style:font-name-asian="Linux Libertine Initials" style:font-size-asian="18pt" style:font-style-asian="italic" style:font-name-complex="Linux Libertine Initials" style:font-size-complex="18pt" style:font-style-complex="italic"/>
    </style:style>
    <style:style style:name="T22" style:family="text">
      <style:text-properties style:text-position="super 58%" fo:font-style="italic" style:font-style-asian="italic" style:font-style-complex="italic"/>
    </style:style>
    <style:style style:name="T23" style:family="text">
      <style:text-properties fo:font-size="18pt" fo:font-weight="bold" style:font-weight-asian="bold" style:font-weight-complex="bold"/>
    </style:style>
    <style:style style:name="T24" style:family="text">
      <style:text-properties fo:color="#ffffff" fo:font-size="16pt" fo:font-weight="bold" style:font-size-asian="16pt" style:font-weight-asian="bold" style:font-size-complex="16pt" style:font-weight-complex="bold"/>
    </style:style>
    <style:style style:name="T25" style:family="text">
      <style:text-properties fo:font-size="17.7999992370605pt" fo:font-weight="bold" style:font-size-asian="17.7999992370605pt" style:font-weight-asian="bold" style:font-size-complex="17.7999992370605pt" style:font-weight-complex="bold"/>
    </style:style>
    <style:style style:name="T26" style:family="text">
      <style:text-properties style:text-position="sub 58%" fo:font-style="italic" style:font-style-asian="italic" style:font-style-complex="italic"/>
    </style:style>
    <style:style style:name="T27" style:family="text">
      <style:text-properties style:text-position="sub 58%" style:font-name="Linux Libertine Initials" fo:font-style="italic" style:font-name-asian="Linux Libertine Initials" style:font-style-asian="italic" style:font-name-complex="Linux Libertine Initials" style:font-style-complex="italic"/>
    </style:style>
    <style:style style:name="T28" style:family="text">
      <style:text-properties style:font-name="Courier" fo:font-size="14pt" style:font-size-asian="14pt" style:font-size-complex="14pt"/>
    </style:style>
    <style:style style:name="T29" style:family="text">
      <style:text-properties fo:color="#ffffff" fo:font-size="17.8999996185303pt" fo:font-weight="bold" style:font-weight-asian="bold" style:font-weight-complex="bold"/>
    </style:style>
    <style:style style:name="T30" style:family="text">
      <style:text-properties fo:color="#000000" fo:font-size="17.8999996185303pt" fo:font-weight="bold" style:font-weight-asian="bold" style:font-weight-complex="bold"/>
    </style:style>
    <style:style style:name="T31" style:family="text">
      <style:text-properties fo:font-size="17.8999996185303pt"/>
    </style:style>
    <style:style style:name="T32" style:family="text">
      <style:text-properties fo:color="#000000" fo:font-size="18pt" fo:font-weight="bold" style:font-size-asian="18pt" style:font-weight-asian="bold" style:font-size-complex="1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5" draw:style-name="gr1" draw:text-style-name="P1" draw:layer="layout" svg:width="3.24cm" svg:height="1.732cm" svg:x="2.831cm" svg:y="4.132cm">
          <draw:image xlink:href="Pictures/2000009900000392000002596801CBC71B6FBD9D.wmf" xlink:type="simple" xlink:show="embed" xlink:actuate="onLoad">
            <text:p/>
          </draw:image>
        </draw:frame>
        <draw:custom-shape draw:name="Cloud 14" draw:style-name="gr2" draw:text-style-name="P3" draw:layer="layout" svg:width="14.969cm" svg:height="9.003cm" svg:x="7.693cm" svg:y="1.247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3" draw:text-style-name="P5" draw:layer="layout" svg:width="5.271cm" svg:height="2.32cm" svg:x="12.12cm" svg:y="6.825cm">
          <text:p text:style-name="P4"><text:span text:style-name="T2">User 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Picture 5" draw:style-name="gr4" draw:text-style-name="P1" draw:layer="layout" svg:width="3.24cm" svg:height="1.734cm" svg:x="24.634cm" svg:y="3.151cm">
          <draw:image xlink:href="Pictures/2000009900000392000002596801CBC71B6FBD9D.wmf" xlink:type="simple" xlink:show="embed" xlink:actuate="onLoad">
            <text:p/>
          </draw:image>
        </draw:frame>
        <draw:line draw:style-name="gr5" draw:text-style-name="P6" draw:layer="layout" svg:x1="5.266cm" svg:y1="4.004cm" svg:x2="11.407cm" svg:y2="4.004cm">
          <text:p/>
        </draw:line>
        <draw:line draw:style-name="gr5" draw:text-style-name="P6" draw:layer="layout" svg:x1="17.673cm" svg:y1="4.004cm" svg:x2="24.434cm" svg:y2="4.004cm">
          <text:p/>
        </draw:line>
        <draw:custom-shape draw:style-name="gr6" draw:text-style-name="P7" draw:layer="layout" svg:width="6.466cm" svg:height="3.355cm" svg:x="11.414cm" svg:y="2.265cm">
          <text:p text:style-name="P4"><text:span text:style-name="T3">Control-plane</text:span></text:p>
          <text:p text:style-name="P4"><text:span text:style-name="T3">Logic</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style-name="gr7" draw:text-style-name="P6" draw:layer="layout" svg:x1="14.717cm" svg:y1="5.633cm" svg:x2="14.717cm" svg:y2="7.48cm">
          <text:p/>
        </draw:line>
        <draw:frame draw:style-name="gr8" draw:text-style-name="P8" draw:layer="layout" svg:width="4.551cm" svg:height="2.798cm" svg:x="9.681cm" svg:y="4.863cm">
          <draw:text-box>
            <text:p><text:span text:style-name="T3">Application</text:span></text:p>
            <text:p><text:span text:style-name="T3">servers</text:span></text:p>
          </draw:text-box>
        </draw:frame>
        <draw:frame draw:style-name="gr9" draw:text-style-name="P8" draw:layer="layout" svg:width="4.314cm" svg:height="1.61cm" svg:x="2.621cm" svg:y="6.088cm">
          <draw:text-box>
            <text:p><text:span text:style-name="T3">Data Owner</text:span></text:p>
          </draw:text-box>
        </draw:frame>
        <draw:frame draw:style-name="gr10" draw:text-style-name="P8" draw:layer="layout" svg:width="2.769cm" svg:height="1.611cm" svg:x="25.147cm" svg:y="4.865cm">
          <draw:text-box>
            <text:p><text:span text:style-name="T3">User 1</text:span></text:p>
          </draw:text-box>
        </draw:frame>
        <draw:custom-shape draw:style-name="gr11" draw:text-style-name="P9" draw:layer="layout" svg:width="2.321cm" svg:height="1.417cm" svg:x="24.055cm" svg:y="1.21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2cm" svg:height="1.417cm" svg:x="1.684cm" svg:y="2.176cm">
          <text:p text:style-name="P4"><text:span text:style-name="T4">Writ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05.0796383986 25941.325811001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0" draw:layer="layout" svg:width="2.322cm" svg:height="1.493cm" svg:x="0.154cm" svg:y="3.687cm">
          <text:p text:style-name="P4"><text:span text:style-name="T5">Advi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588.979767542 18578.3132530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0" draw:layer="layout" svg:width="2.64cm" svg:height="1.697cm" svg:x="17.803cm" svg:y="1.769cm">
          <text:p text:style-name="P4"><text:span text:style-name="T5">User 1</text:span></text:p>
          <text:p text:style-name="P4"><text:span text:style-name="T5">Allowe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42.82468761833 24742.04946996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Picture 5" draw:style-name="gr14" draw:text-style-name="P1" draw:layer="layout" svg:width="3.24cm" svg:height="1.732cm" svg:x="24.634cm" svg:y="7.217cm">
          <draw:image xlink:href="Pictures/2000009900000392000002596801CBC71B6FBD9D.wmf" xlink:type="simple" xlink:show="embed" xlink:actuate="onLoad">
            <text:p/>
          </draw:image>
        </draw:frame>
        <draw:frame draw:style-name="gr15" draw:text-style-name="P8" draw:layer="layout" svg:width="2.769cm" svg:height="1.609cm" svg:x="25.147cm" svg:y="8.932cm">
          <draw:text-box>
            <text:p><text:span text:style-name="T3">User 2</text:span></text:p>
          </draw:text-box>
        </draw:frame>
        <draw:custom-shape draw:style-name="gr16" draw:text-style-name="P10" draw:layer="layout" svg:width="2.724cm" svg:height="1.75cm" svg:x="18.084cm" svg:y="4.665cm">
          <text:p text:style-name="P4"><text:span text:style-name="T5">User 2</text:span></text:p>
          <text:p text:style-name="P4"><text:span text:style-name="T5">Denie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55.4495412844 -986.864648772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1" draw:layer="layout" svg:width="1.869cm" svg:height="1.137cm" svg:x="23.793cm" svg:y="6.151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375.614973262 24731.8101933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12" draw:layer="layout" svg:width="0.955cm" svg:height="0.96cm" draw:transform="skewX (0.00418879020478651) rotate (0.785398163397448) translate (24.049cm 6.715cm)">
          <text:p/>
          <draw:enhanced-geometry svg:viewBox="0 0 21600 21600" draw:mirror-horizontal="false" draw:mirror-vertical="false"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9" draw:layer="layout" svg:width="13.968cm" svg:height="10.476cm" svg:x="3.81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line draw:style-name="gr5" draw:text-style-name="P6" draw:layer="layout" svg:x1="21.328cm" svg:y1="2.178cm" svg:x2="24.585cm" svg:y2="3.962cm">
          <text:p/>
        </draw:line>
        <draw:custom-shape draw:name="Cloud 14" draw:style-name="gr20" draw:text-style-name="P3" draw:layer="layout" svg:width="13.33cm" svg:height="8.863cm" svg:x="6.729cm" svg:y="1.93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21" draw:text-style-name="P1" draw:layer="layout" svg:width="3.188cm" svg:height="1.705cm" svg:x="2.83cm" svg:y="4.024cm">
          <draw:image xlink:href="Pictures/2000009900000392000002596801CBC71B6FBD9D.wmf" xlink:type="simple" xlink:show="embed" xlink:actuate="onLoad">
            <text:p/>
          </draw:image>
        </draw:frame>
        <draw:frame draw:name="Picture 5" draw:style-name="gr22" draw:text-style-name="P1" draw:layer="layout" svg:width="3.188cm" svg:height="1.705cm" svg:x="24.584cm" svg:y="3.96cm">
          <draw:image xlink:href="Pictures/2000009900000392000002596801CBC71B6FBD9D.wmf" xlink:type="simple" xlink:show="embed" xlink:actuate="onLoad">
            <text:p/>
          </draw:image>
        </draw:frame>
        <draw:frame draw:style-name="gr23" draw:text-style-name="P8" draw:layer="layout" svg:width="4.245cm" svg:height="1.584cm" svg:x="2.623cm" svg:y="5.951cm">
          <draw:text-box>
            <text:p><text:span text:style-name="T3">Data Owner</text:span></text:p>
          </draw:text-box>
        </draw:frame>
        <draw:frame draw:style-name="gr23" draw:text-style-name="P8" draw:layer="layout" svg:width="2.725cm" svg:height="1.584cm" svg:x="25.066cm" svg:y="5.665cm">
          <draw:text-box>
            <text:p><text:span text:style-name="T3">User 1</text:span></text:p>
          </draw:text-box>
        </draw:frame>
        <draw:custom-shape draw:name="Cloud 14" draw:style-name="gr24" draw:text-style-name="P3" draw:layer="layout" svg:width="4.647cm" svg:height="3.287cm" svg:x="18.933cm" svg:y="0.092cm">
          <text:p text:style-name="P2"><text:span text:style-name="T1"/></text:p>
          <text:p text:style-name="P2"><text:span text:style-name="T1"/></text:p>
          <text:p text:style-name="P2"><text:span text:style-name="T1"/></text:p>
          <text:p text:style-name="P2"><text:span text:style-name="T1"/></text:p>
          <text:p text:style-name="P2"><text:span text:style-name="T1">App</text:span></text:p>
          <text:p text:style-name="P2"><text:span text:style-name="T1">servers</text:span></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25" draw:text-style-name="P5" draw:layer="layout" svg:width="5.187cm" svg:height="2.284cm" svg:x="9.564cm" svg:y="7.425cm">
          <text:p text:style-name="P4"><text:span text:style-name="T2">User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6" draw:layer="layout" svg:x1="12.122cm" svg:y1="6.253cm" svg:x2="12.122cm" svg:y2="8.071cm">
          <text:p/>
        </draw:line>
        <draw:frame draw:style-name="gr26" draw:text-style-name="P8" draw:layer="layout" svg:width="4.478cm" svg:height="2.753cm" svg:x="7.164cm" svg:y="5.496cm">
          <draw:text-box>
            <text:p><text:span text:style-name="T3">Owner’s</text:span></text:p>
            <text:p><text:span text:style-name="T3">servers</text:span></text:p>
          </draw:text-box>
        </draw:frame>
        <draw:custom-shape draw:style-name="gr27" draw:text-style-name="P10" draw:layer="layout" svg:width="2.681cm" svg:height="1.723cm" svg:x="14.941cm" svg:y="2.431cm">
          <text:p text:style-name="P4"><text:span text:style-name="T5">User 1</text:span></text:p>
          <text:p text:style-name="P4"><text:span text:style-name="T5">Allowed</text:span></text:p>
          <draw:enhanced-geometry svg:viewBox="0 0 21600 21600" draw:glue-points="10800 0 3160 3160 0 10800 3160 18440 10800 21600 18440 18440 21600 10800 18440 3160 ?f14 ?f15" draw:text-areas="3200 3200 18400 18400" draw:type="round-callout" draw:modifiers="1071.14093959732 23529.46635730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5" draw:text-style-name="P6" draw:layer="layout" svg:x1="5.963cm" svg:y1="4.672cm" svg:x2="8.872cm" svg:y2="4.672cm">
          <text:p/>
        </draw:line>
        <draw:line draw:style-name="gr5" draw:text-style-name="P6" draw:layer="layout" svg:x1="14.98cm" svg:y1="4.663cm" svg:x2="24.587cm" svg:y2="4.663cm">
          <text:p/>
        </draw:line>
        <draw:custom-shape draw:style-name="gr28" draw:text-style-name="P7" draw:layer="layout" svg:width="6.364cm" svg:height="3.302cm" svg:x="8.873cm" svg:y="2.934cm">
          <text:p text:style-name="P4"><text:span text:style-name="T3">Control-plane</text:span></text:p>
          <text:p text:style-name="P4"><text:span text:style-name="T3">Logic</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9" draw:text-style-name="P9" draw:layer="layout" svg:width="2.285cm" svg:height="1.395cm" svg:x="1.719cm" svg:y="2.118cm">
          <text:p text:style-name="P4"><text:span text:style-name="T4">Write</text:span></text:p>
          <draw:enhanced-geometry svg:viewBox="0 0 21600 21600" draw:glue-points="10800 0 3160 3160 0 10800 3160 18440 10800 21600 18440 18440 21600 10800 18440 3160 ?f14 ?f15" draw:text-areas="3200 3200 18400 18400" draw:type="round-callout" draw:modifiers="17017.3228346457 24292.26361031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0" draw:layer="layout" svg:width="2.285cm" svg:height="1.47cm" svg:x="0.212cm" svg:y="3.607cm">
          <text:p text:style-name="P4"><text:span text:style-name="T5">Enforce</text:span></text:p>
          <draw:enhanced-geometry svg:viewBox="0 0 21600 21600" draw:glue-points="10800 0 3160 3160 0 10800 3160 18440 10800 21600 18440 18440 21600 10800 18440 3160 ?f14 ?f15" draw:text-areas="3200 3200 18400 18400" draw:type="round-callout" draw:modifiers="20872.4409448819 17253.5690006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Picture 5" draw:style-name="gr31" draw:text-style-name="P1" draw:layer="layout" svg:width="3.188cm" svg:height="1.705cm" svg:x="24.586cm" svg:y="8.262cm">
          <draw:image xlink:href="Pictures/2000009900000392000002596801CBC71B6FBD9D.wmf" xlink:type="simple" xlink:show="embed" xlink:actuate="onLoad">
            <text:p/>
          </draw:image>
        </draw:frame>
        <draw:frame draw:style-name="gr23" draw:text-style-name="P8" draw:layer="layout" svg:width="2.725cm" svg:height="1.584cm" svg:x="25.066cm" svg:y="9.964cm">
          <draw:text-box>
            <text:p><text:span text:style-name="T3">User 2</text:span></text:p>
          </draw:text-box>
        </draw:frame>
        <draw:custom-shape draw:style-name="gr32" draw:text-style-name="P10" draw:layer="layout" svg:width="2.546cm" svg:height="1.64cm" svg:x="14.986cm" svg:y="5.364cm">
          <text:p text:style-name="P4"><text:span text:style-name="T5">User 2</text:span></text:p>
          <text:p text:style-name="P4"><text:span text:style-name="T5">Denied</text:span></text:p>
          <draw:enhanced-geometry svg:viewBox="0 0 21600 21600" draw:glue-points="10800 0 3160 3160 0 10800 3160 18440 10800 21600 18440 18440 21600 10800 18440 3160 ?f14 ?f15" draw:text-areas="3200 3200 18400 18400" draw:type="round-callout" draw:modifiers="-237.455830388693 -2211.33455210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9" draw:layer="layout" svg:width="3.143cm" svg:height="1.784cm" svg:x="23.871cm" svg:y="1.515cm">
          <text:p text:style-name="P4"><text:span text:style-name="T4">Discover,</text:span></text:p>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90.8396946565 23959.66386554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1" draw:layer="layout" svg:width="1.839cm" svg:height="1.12cm" svg:x="23.476cm" svg:y="7.295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933.0434782609 23758.07314897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2" draw:layer="layout" svg:width="0.94cm" svg:height="0.945cm" draw:transform="skewX (0.00314159265358982) rotate (0.785398163397448) translate (23.731cm 7.851cm)">
          <text:p/>
          <draw:enhanced-geometry svg:viewBox="0 0 21600 21600"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9" draw:layer="layout" svg:width="13.968cm" svg:height="10.476cm" svg:x="3.81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line draw:style-name="gr36" draw:text-style-name="P6" draw:layer="layout" svg:x1="0cm" svg:y1="6.45cm" svg:x2="27.991cm" svg:y2="6.45cm">
          <text:p/>
        </draw:line>
        <draw:custom-shape draw:name="Cloud 14" draw:style-name="gr37" draw:text-style-name="P3" draw:layer="layout" svg:width="11.574cm" svg:height="6.047cm" svg:x="8.328cm" svg:y="6.543cm">
          <text:p text:style-name="P2"><text:span text:style-name="T1"/></text:p>
          <text:p text:style-name="P2"><text:span text:style-name="T1"/></text:p>
          <text:p text:style-name="P2"><text:span text:style-name="T1"/></text:p>
          <text:p text:style-name="P2"><text:span text:style-name="T1">Data owner’s server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4" draw:style-name="gr38" draw:text-style-name="P3" draw:layer="layout" svg:width="11.574cm" svg:height="6.047cm" svg:x="8.331cm" svg:y="0.107cm">
          <text:p text:style-name="P2"><text:span text:style-name="T1"/></text:p>
          <text:p text:style-name="P2"><text:span text:style-name="T1"/></text:p>
          <text:p text:style-name="P2"><text:span text:style-name="T1"/></text:p>
          <text:p text:style-name="P2"><text:span text:style-name="T1">Commodity storage</text:span></text:p>
          <text:p text:style-name="P2"><text:span text:style-name="T1">infrastructur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39" draw:text-style-name="P5" draw:layer="layout" svg:width="5.187cm" svg:height="2.283cm" svg:x="11.223cm" svg:y="2.849cm">
          <text:p text:style-name="P4"><text:span text:style-name="T2">User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Picture 5" draw:style-name="gr40" draw:text-style-name="P1" draw:layer="layout" svg:width="3.188cm" svg:height="1.705cm" svg:x="1.331cm" svg:y="5.326cm">
          <draw:image xlink:href="Pictures/2000009900000392000002596801CBC71B6FBD9D.wmf" xlink:type="simple" xlink:show="embed" xlink:actuate="onLoad">
            <text:p/>
          </draw:image>
        </draw:frame>
        <draw:frame draw:style-name="gr23" draw:text-style-name="P8" draw:layer="layout" svg:width="4.245cm" svg:height="1.584cm" svg:x="1.124cm" svg:y="7.247cm">
          <draw:text-box>
            <text:p><text:span text:style-name="T3">Data Owner</text:span></text:p>
          </draw:text-box>
        </draw:frame>
        <draw:custom-shape draw:style-name="gr28" draw:text-style-name="P7" draw:layer="layout" svg:width="6.364cm" svg:height="3.302cm" svg:x="10.67cm" svg:y="8.772cm">
          <text:p text:style-name="P4"><text:span text:style-name="T3">Control-plane</text:span></text:p>
          <text:p text:style-name="P4"><text:span text:style-name="T3">Logic</text:span></text:p>
          <draw:enhanced-geometry svg:viewBox="0 0 21600 21600" draw:glue-points="10800 0 0 10800 10800 21600 21600 10800" draw:text-areas="5400 5400 16200 16200" draw:type="flowchart-decision" draw:enhanced-path="M 0 10800 L 10800 0 21600 10800 10800 21600 0 10800 Z N"/>
        </draw:custom-shape>
        <draw:frame draw:name="Picture 5" draw:style-name="gr41" draw:text-style-name="P1" draw:layer="layout" svg:width="3.188cm" svg:height="1.705cm" svg:x="24.33cm" svg:y="5.326cm">
          <draw:image xlink:href="Pictures/2000009900000392000002596801CBC71B6FBD9D.wmf" xlink:type="simple" xlink:show="embed" xlink:actuate="onLoad">
            <text:p/>
          </draw:image>
        </draw:frame>
        <draw:frame draw:style-name="gr42" draw:text-style-name="P8" draw:layer="layout" svg:width="2.123cm" svg:height="1.935cm" svg:x="25.026cm" svg:y="7.247cm">
          <draw:text-box>
            <text:p><text:span text:style-name="T3">User</text:span></text:p>
          </draw:text-box>
        </draw:frame>
        <draw:custom-shape draw:style-name="gr43" draw:text-style-name="P9" draw:layer="layout" svg:width="2.922cm" svg:height="1.821cm" svg:x="22.999cm" svg:y="2.938cm">
          <text:p text:style-name="P4"><text:span text:style-name="T4">Read raw</text:span></text:p>
          <text:p text:style-name="P4"><text:span text:style-name="T4">bytes</text:span></text:p>
          <draw:enhanced-geometry svg:viewBox="0 0 21600 21600" draw:glue-points="10800 0 3160 3160 0 10800 3160 18440 10800 21600 18440 18440 21600 10800 18440 3160 ?f14 ?f15" draw:text-areas="3200 3200 18400 18400" draw:type="round-callout" draw:modifiers="17254.8751282929 23354.55543358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10" draw:layer="layout" svg:width="3.389cm" svg:height="1.657cm" svg:x="23.879cm" svg:y="8.495cm">
          <text:p text:style-name="P4"><text:span text:style-name="T5">Interpret</text:span></text:p>
          <text:p text:style-name="P4"><text:span text:style-name="T5">as replica</text:span></text:p>
          <draw:enhanced-geometry svg:viewBox="0 0 21600 21600" draw:glue-points="10800 0 3160 3160 0 10800 3160 18440 10800 21600 18440 18440 21600 10800 18440 3160 ?f14 ?f15" draw:text-areas="3200 3200 18400 18400" draw:type="round-callout" draw:modifiers="12717.8761061947 -4729.071170084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5" draw:text-style-name="P6" draw:layer="layout" svg:x1="5.826cm" svg:y1="3.871cm" svg:x2="11.231cm" svg:y2="3.871cm">
          <text:p/>
        </draw:line>
        <draw:line draw:style-name="gr46" draw:text-style-name="P6" draw:layer="layout" svg:x1="16.387cm" svg:y1="3.87cm" svg:x2="21.792cm" svg:y2="3.87cm">
          <text:p/>
        </draw:line>
        <draw:line draw:style-name="gr46" draw:text-style-name="P6" draw:layer="layout" svg:x1="5.877cm" svg:y1="3.86cm" svg:x2="4.317cm" svg:y2="5.593cm">
          <text:p/>
        </draw:line>
        <draw:line draw:style-name="gr45" draw:text-style-name="P6" draw:layer="layout" svg:x1="21.768cm" svg:y1="3.891cm" svg:x2="23.678cm" svg:y2="6.013cm">
          <text:p/>
        </draw:line>
        <draw:line draw:style-name="gr47" draw:text-style-name="P6" draw:layer="layout" svg:x1="5.877cm" svg:y1="10.493cm" svg:x2="4.317cm" svg:y2="8.76cm">
          <text:p/>
        </draw:line>
        <draw:line draw:style-name="gr48" draw:text-style-name="P6" draw:layer="layout" svg:x1="21.728cm" svg:y1="10.476cm" svg:x2="23.638cm" svg:y2="8.354cm">
          <text:p/>
        </draw:line>
        <draw:line draw:style-name="gr48" draw:text-style-name="P6" draw:layer="layout" svg:x1="5.826cm" svg:y1="10.472cm" svg:x2="10.67cm" svg:y2="10.472cm">
          <text:p/>
        </draw:line>
        <draw:line draw:style-name="gr47" draw:text-style-name="P6" draw:layer="layout" svg:x1="17.036cm" svg:y1="10.471cm" svg:x2="21.793cm" svg:y2="10.471cm">
          <text:p/>
        </draw:line>
        <draw:frame draw:style-name="gr49" draw:text-style-name="P15" draw:layer="layout" svg:width="3.609cm" svg:height="1.126cm" svg:x="5.334cm" svg:y="5.27cm">
          <draw:text-box>
            <text:p><text:span text:style-name="T6">Data-plane</text:span></text:p>
          </draw:text-box>
        </draw:frame>
        <draw:frame draw:style-name="gr50" draw:text-style-name="P15" draw:layer="layout" svg:width="4.625cm" svg:height="1.584cm" svg:x="5.027cm" svg:y="6.504cm">
          <draw:text-box>
            <text:p><text:span text:style-name="T6">Control-plane</text:span></text:p>
          </draw:text-box>
        </draw:frame>
        <draw:custom-shape draw:style-name="gr43" draw:text-style-name="P9" draw:layer="layout" svg:width="2.922cm" svg:height="1.821cm" svg:x="0.117cm" svg:y="2.93cm">
          <text:p text:style-name="P4"><text:span text:style-name="T4">Write raw</text:span></text:p>
          <text:p text:style-name="P4"><text:span text:style-name="T4">bytes</text:span></text:p>
          <draw:enhanced-geometry svg:viewBox="0 0 21600 21600" draw:glue-points="10800 0 3160 3160 0 10800 3160 18440 10800 21600 18440 18440 21600 10800 18440 3160 ?f14 ?f15" draw:text-areas="3200 3200 18400 18400" draw:type="round-callout" draw:modifiers="17254.8751282929 23354.55543358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10" draw:layer="layout" svg:width="3.389cm" svg:height="1.657cm" svg:x="0.167cm" svg:y="8.557cm">
          <text:p text:style-name="P4"><text:span text:style-name="T5">Set program</text:span></text:p>
          <text:p text:style-name="P4"><text:span text:style-name="T5">logic</text:span></text:p>
          <draw:enhanced-geometry svg:viewBox="0 0 21600 21600" draw:glue-points="10800 0 3160 3160 0 10800 3160 18440 10800 21600 18440 18440 21600 10800 18440 3160 ?f14 ?f15" draw:text-areas="3200 3200 18400 18400" draw:type="round-callout" draw:modifiers="12717.8761061947 -4729.071170084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3.968cm" svg:height="10.476cm" svg:x="3.81cm" svg:y="2.123cm" draw:page-number="3" presentation:class="page"/>
          <draw:frame presentation:style-name="pr1" draw:text-style-name="P1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style-name="gr51" draw:text-style-name="P17" draw:layer="layout" svg:width="25.17cm" svg:height="10.16cm" svg:x="0.484cm" svg:y="2.378cm">
          <text:p text:style-name="P16"><text:span text:style-name="T7"/></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draw:enhanced-geometry svg:viewBox="0 0 21600 21600" draw:type="rectangle" draw:enhanced-path="M 0 0 L 21600 0 21600 21600 0 21600 0 0 Z N"/>
        </draw:custom-shape>
        <draw:line draw:style-name="gr52" draw:text-style-name="P6" draw:layer="layout" svg:x1="8.897cm" svg:y1="5.718cm" svg:x2="0.484cm" svg:y2="5.718cm">
          <text:p/>
        </draw:line>
        <draw:line draw:style-name="gr52" draw:text-style-name="P6" draw:layer="layout" svg:x1="8.897cm" svg:y1="9.118cm" svg:x2="0.484cm" svg:y2="9.118cm">
          <text:p/>
        </draw:line>
        <draw:line draw:style-name="gr52" draw:text-style-name="P6" draw:layer="layout" svg:x1="8.897cm" svg:y1="12.538cm" svg:x2="8.868cm" svg:y2="2.378cm">
          <text:p/>
        </draw:line>
        <draw:line draw:style-name="gr52" draw:text-style-name="P6" draw:layer="layout" svg:x1="17.304cm" svg:y1="12.538cm" svg:x2="17.304cm" svg:y2="2.378cm">
          <text:p/>
        </draw:line>
        <draw:frame draw:style-name="gr53" draw:text-style-name="P19" draw:layer="layout" svg:width="8.789cm" svg:height="1.831cm" svg:x="0.586cm" svg:y="3.069cm">
          <draw:text-box>
            <text:p text:style-name="P18"><text:span text:style-name="T9">CP</text:span><text:span text:style-name="T10">1</text:span><text:span text:style-name="T11">“alice”,“</text:span><text:span text:style-name="T11">/foo.jpg”,“</text:span><text:span text:style-name="T11">read”</text:span></text:p>
            <text:p text:style-name="P18"><text:span text:style-name="T12">Γ</text:span><text:span text:style-name="T13">1</text:span><text:span text:style-name="T14">“alice”,“/foo.jpg”,“read”</text:span></text:p>
          </draw:text-box>
        </draw:frame>
        <draw:frame draw:style-name="gr54" draw:text-style-name="P19" draw:layer="layout" svg:width="8.456cm" svg:height="1.831cm" svg:x="0.588cm" svg:y="6.37cm">
          <draw:text-box>
            <text:p text:style-name="P18"><text:span text:style-name="T9">CP</text:span><text:span text:style-name="T10">2</text:span><text:span text:style-name="T15">“alice”,“/foo.jpg”,“read”</text:span></text:p>
            <text:p text:style-name="P18"><text:span text:style-name="T16">Γ</text:span><text:span text:style-name="T13">2</text:span><text:span text:style-name="T14">“alice”,“/foo.jpg”,“read”</text:span></text:p>
          </draw:text-box>
        </draw:frame>
        <draw:frame draw:style-name="gr54" draw:text-style-name="P19" draw:layer="layout" svg:width="8.455cm" svg:height="1.831cm" svg:x="0.589cm" svg:y="9.771cm">
          <draw:text-box>
            <text:p text:style-name="P18"><text:span text:style-name="T9">CP</text:span><text:span text:style-name="T10">3</text:span><text:span text:style-name="T15">“alice”,“/foo.jpg”,“read”</text:span></text:p>
            <text:p text:style-name="P18"><text:span text:style-name="T16">Γ</text:span><text:span text:style-name="T13">3</text:span><text:span text:style-name="T14">“alice”,“/foo.jpg”,“read”</text:span></text:p>
          </draw:text-box>
        </draw:frame>
        <draw:frame draw:style-name="gr55" draw:text-style-name="P19" draw:layer="layout" svg:width="8.162cm" svg:height="1.831cm" svg:x="8.995cm" svg:y="2.67cm">
          <draw:text-box>
            <text:p text:style-name="P18"><text:span text:style-name="T9">CP</text:span><text:span text:style-name="T10">1</text:span><text:span text:style-name="T15">“</text:span><text:span text:style-name="T15">bob”,“</text:span><text:span text:style-name="T15">/bar.txt”,“</text:span><text:span text:style-name="T15">write”</text:span></text:p>
            <text:p text:style-name="P18"><text:span text:style-name="T16">Γ</text:span><text:span text:style-name="T13">1</text:span><text:span text:style-name="T14">“bob”,“/bar.txt”,“write”</text:span></text:p>
          </draw:text-box>
        </draw:frame>
        <draw:frame draw:style-name="gr55" draw:text-style-name="P19" draw:layer="layout" svg:width="8.309cm" svg:height="1.831cm" svg:x="8.995cm" svg:y="5.171cm">
          <draw:text-box>
            <text:p text:style-name="P18"><text:span text:style-name="T9">CP</text:span><text:span text:style-name="T10">2</text:span><text:span text:style-name="T15">“bob”,“/bar.txt”,“write”</text:span></text:p>
            <text:p text:style-name="P18"><text:span text:style-name="T16">Γ</text:span><text:span text:style-name="T13">2</text:span><text:span text:style-name="T14">“bob”,“/bar.txt”,“write”</text:span></text:p>
          </draw:text-box>
        </draw:frame>
        <draw:frame draw:style-name="gr55" draw:text-style-name="P19" draw:layer="layout" svg:width="8.309cm" svg:height="1.831cm" svg:x="8.995cm" svg:y="7.672cm">
          <draw:text-box>
            <text:p text:style-name="P18"><text:span text:style-name="T9">CP</text:span><text:span text:style-name="T10">3</text:span><text:span text:style-name="T15">“bob”,“/bar.txt”,“write”</text:span></text:p>
            <text:p text:style-name="P18"><text:span text:style-name="T16">Γ</text:span><text:span text:style-name="T13">3</text:span><text:span text:style-name="T14">“bob”,“/bar.txt”,“write”</text:span></text:p>
          </draw:text-box>
        </draw:frame>
        <draw:frame draw:style-name="gr56" draw:text-style-name="P19" draw:layer="layout" svg:width="9.52cm" svg:height="1.931cm" svg:x="17.304cm" svg:y="4.075cm">
          <draw:text-box>
            <text:p text:style-name="P18"><text:span text:style-name="T9">CP</text:span><text:span text:style-name="T10">1</text:span><text:span text:style-name="T17">“charlie”,“/baz.dat”,“delete”</text:span></text:p>
            <text:p text:style-name="P18"><text:span text:style-name="T16">Γ</text:span><text:span text:style-name="T13">1</text:span><text:span text:style-name="T18">“charlie”,“/baz.dat”,“delete”</text:span></text:p>
          </draw:text-box>
        </draw:frame>
        <draw:frame draw:style-name="gr55" draw:text-style-name="P19" draw:layer="layout" svg:width="8.309cm" svg:height="1.831cm" svg:x="8.995cm" svg:y="10.273cm">
          <draw:text-box>
            <text:p text:style-name="P18"><text:span text:style-name="T9">CP</text:span><text:span text:style-name="T10">4</text:span><text:span text:style-name="T15">“bob”,“/bar.txt”,“write”</text:span></text:p>
            <text:p text:style-name="P18"><text:span text:style-name="T16">Γ</text:span><text:span text:style-name="T13">4</text:span><text:span text:style-name="T14">“bob”,“/bar.txt”,“write”</text:span></text:p>
          </draw:text-box>
        </draw:frame>
        <draw:line draw:style-name="gr52" draw:text-style-name="P6" draw:layer="layout" svg:x1="17.305cm" svg:y1="10.118cm" svg:x2="8.892cm" svg:y2="10.118cm">
          <text:p/>
        </draw:line>
        <draw:line draw:style-name="gr52" draw:text-style-name="P6" draw:layer="layout" svg:x1="17.305cm" svg:y1="7.518cm" svg:x2="8.892cm" svg:y2="7.518cm">
          <text:p/>
        </draw:line>
        <draw:line draw:style-name="gr52" draw:text-style-name="P6" draw:layer="layout" svg:x1="17.305cm" svg:y1="4.818cm" svg:x2="8.892cm" svg:y2="4.818cm">
          <text:p/>
        </draw:line>
        <draw:frame draw:style-name="gr56" draw:text-style-name="P19" draw:layer="layout" svg:width="9.52cm" svg:height="1.931cm" svg:x="17.304cm" svg:y="9.476cm">
          <draw:text-box>
            <text:p text:style-name="P18"><text:span text:style-name="T9">CP</text:span><text:span text:style-name="T10">2</text:span><text:span text:style-name="T17">“charlie”,“/baz.dat”,“delete”</text:span></text:p>
            <text:p text:style-name="P18"><text:span text:style-name="T16">Γ</text:span><text:span text:style-name="T13">2</text:span><text:span text:style-name="T18">“charlie”,“/baz.dat”,“delete”</text:span></text:p>
          </draw:text-box>
        </draw:frame>
        <draw:frame draw:style-name="gr57" draw:text-style-name="P21" draw:layer="layout" svg:width="1.383cm" svg:height="0.962cm" svg:x="0.481cm" svg:y="1.462cm">
          <draw:text-box>
            <text:p text:style-name="P20"><text:span text:style-name="T9">CP</text:span></text:p>
          </draw:text-box>
        </draw:frame>
        <draw:custom-shape draw:style-name="gr58" draw:text-style-name="P22" draw:layer="layout" svg:width="8.436cm" svg:height="10.16cm" svg:x="8.868cm" svg:y="2.378cm">
          <text:p text:style-name="P4"><text:span text:style-name="T19"/></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draw:frame draw:style-name="gr59" draw:text-style-name="P21" draw:layer="layout" svg:width="13.208cm" svg:height="1.516cm" svg:x="2.54cm" svg:y="0.108cm">
          <draw:text-box>
            <text:p text:style-name="P20"><text:span text:style-name="T9">Data flow (CP</text:span><text:span text:style-name="T15">“bob”,“/bar.txt”,“write”</text:span><text:span text:style-name="T20">,</text:span><text:span text:style-name="T15"> </text:span><text:span text:style-name="T12">Γ</text:span><text:span text:style-name="T14">“bob”,“/bar.txt”,“write”</text:span><text:span text:style-name="T21">)</text:span></text:p>
          </draw:text-box>
        </draw:frame>
        <draw:line draw:style-name="gr60" draw:text-style-name="P6" draw:layer="layout" svg:x1="13.122cm" svg:y1="2.378cm" svg:x2="12.49cm" svg:y2="1.516cm">
          <text:p/>
        </draw:line>
        <draw:line draw:style-name="gr60" draw:text-style-name="P6" draw:layer="layout" svg:x1="16.256cm" svg:y1="3.04cm" svg:x2="16.886cm" svg:y2="1.516cm">
          <text:p/>
        </draw:line>
        <draw:frame draw:style-name="gr61" draw:text-style-name="P21" draw:layer="layout" svg:width="11.27cm" svg:height="2.124cm" svg:x="16.886cm" svg:y="0.408cm">
          <draw:text-box>
            <text:p text:style-name="P18"><text:span text:style-name="T9">1</text:span><text:span text:style-name="T22">st</text:span><text:span text:style-name="T9"> interaction function</text:span></text:p>
          </draw:text-box>
        </draw:frame>
        <draw:line draw:style-name="gr52" draw:text-style-name="P6" draw:layer="layout" svg:x1="25.698cm" svg:y1="8.518cm" svg:x2="17.285cm" svg:y2="8.518cm">
          <text:p/>
        </draw:line>
        <presentation:notes draw:style-name="dp2">
          <draw:page-thumbnail draw:style-name="gr19" draw:layer="layout" svg:width="13.968cm" svg:height="10.476cm" svg:x="3.81cm" svg:y="2.123cm" draw:page-number="4" presentation:class="page"/>
          <draw:frame presentation:style-name="pr2" draw:text-style-name="P1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name="Picture 5" draw:style-name="gr62" draw:text-style-name="P1" draw:layer="layout" svg:width="3.188cm" svg:height="1.705cm" svg:x="0.53cm" svg:y="6.033cm">
          <draw:image xlink:href="Pictures/2000009900000392000002596801CBC71B6FBD9D.wmf" xlink:type="simple" xlink:show="embed" xlink:actuate="onLoad">
            <text:p/>
          </draw:image>
        </draw:frame>
        <draw:frame draw:style-name="gr63" draw:text-style-name="P8" draw:layer="layout" svg:width="2.108cm" svg:height="0.962cm" svg:x="1.224cm" svg:y="7.956cm">
          <draw:text-box>
            <text:p text:style-name="P23"><text:span text:style-name="T23">Bob</text:span></text:p>
          </draw:text-box>
        </draw:frame>
        <draw:custom-shape draw:style-name="gr64" draw:text-style-name="P24" draw:layer="layout" svg:width="2.632cm" svg:height="1.781cm" svg:x="6.82cm" svg:y="2.6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7.224cm" svg:y="3.498cm">
          <text:p text:style-name="P25"><text:span text:style-name="T24">Driver</text:span></text:p>
          <draw:enhanced-geometry svg:viewBox="0 0 21600 21600" draw:type="rectangle" draw:enhanced-path="M 0 0 L 21600 0 21600 21600 0 21600 0 0 Z N"/>
        </draw:custom-shape>
        <draw:frame draw:style-name="gr66" draw:text-style-name="P28" draw:layer="layout" svg:width="2.532cm" svg:height="1.935cm" svg:x="6.82cm" svg:y="2.629cm">
          <draw:text-box>
            <text:p text:style-name="P27"><text:span text:style-name="T25">I.F. 1</text:span></text:p>
          </draw:text-box>
        </draw:frame>
        <draw:custom-shape draw:style-name="gr64" draw:text-style-name="P24" draw:layer="layout" svg:width="2.632cm" svg:height="1.781cm" svg:x="13.32cm" svg:y="2.6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13.724cm" svg:y="3.498cm">
          <text:p text:style-name="P25"><text:span text:style-name="T24">Driver</text:span></text:p>
          <draw:enhanced-geometry svg:viewBox="0 0 21600 21600" draw:type="rectangle" draw:enhanced-path="M 0 0 L 21600 0 21600 21600 0 21600 0 0 Z N"/>
        </draw:custom-shape>
        <draw:frame draw:style-name="gr66" draw:text-style-name="P28" draw:layer="layout" svg:width="2.532cm" svg:height="1.935cm" svg:x="13.32cm" svg:y="2.629cm">
          <draw:text-box>
            <text:p text:style-name="P27"><text:span text:style-name="T25">I.F. 2</text:span></text:p>
          </draw:text-box>
        </draw:frame>
        <draw:custom-shape draw:style-name="gr64" draw:text-style-name="P24" draw:layer="layout" svg:width="2.632cm" svg:height="1.781cm" svg:x="19.82cm" svg:y="2.6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20.224cm" svg:y="3.498cm">
          <text:p text:style-name="P25"><text:span text:style-name="T24">Driver</text:span></text:p>
          <draw:enhanced-geometry svg:viewBox="0 0 21600 21600" draw:type="rectangle" draw:enhanced-path="M 0 0 L 21600 0 21600 21600 0 21600 0 0 Z N"/>
        </draw:custom-shape>
        <draw:frame draw:style-name="gr66" draw:text-style-name="P28" draw:layer="layout" svg:width="2.532cm" svg:height="1.935cm" svg:x="19.82cm" svg:y="2.629cm">
          <draw:text-box>
            <text:p text:style-name="P27"><text:span text:style-name="T25">I.F. 3</text:span></text:p>
          </draw:text-box>
        </draw:frame>
        <draw:custom-shape draw:style-name="gr67" draw:text-style-name="P5" draw:layer="layout" svg:width="5.08cm" svg:height="2.128cm" svg:x="12.176cm" svg:y="6.078cm">
          <text:p text:style-name="P4"><text:span text:style-name="T2">Storage syste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8" draw:text-style-name="P6" draw:layer="layout" svg:x1="3.348cm" svg:y1="6.38cm" svg:x2="6.82cm" svg:y2="3.586cm">
          <text:p/>
        </draw:line>
        <draw:line draw:style-name="gr68" draw:text-style-name="P6" draw:layer="layout" svg:x1="9.452cm" svg:y1="3.586cm" svg:x2="13.32cm" svg:y2="3.586cm">
          <text:p/>
        </draw:line>
        <draw:line draw:style-name="gr68" draw:text-style-name="P6" draw:layer="layout" svg:x1="15.952cm" svg:y1="3.586cm" svg:x2="19.82cm" svg:y2="3.586cm">
          <text:p/>
        </draw:line>
        <draw:line draw:style-name="gr69" draw:text-style-name="P6" draw:layer="layout" svg:x1="14.02cm" svg:y1="4.394cm" svg:x2="14.02cm" svg:y2="6.078cm">
          <text:p/>
        </draw:line>
        <draw:line draw:style-name="gr69" draw:text-style-name="P6" draw:layer="layout" svg:x1="15.22cm" svg:y1="6.078cm" svg:x2="15.22cm" svg:y2="4.378cm">
          <text:p/>
        </draw:line>
        <draw:line draw:style-name="gr69" draw:text-style-name="P6" draw:layer="layout" svg:x1="21.72cm" svg:y1="6.079cm" svg:x2="21.72cm" svg:y2="4.379cm">
          <text:p/>
        </draw:line>
        <draw:custom-shape draw:style-name="gr67" draw:text-style-name="P5" draw:layer="layout" svg:width="5.08cm" svg:height="2.128cm" svg:x="18.777cm" svg:y="6.104cm">
          <text:p text:style-name="P4"><text:span text:style-name="T2">S</text:span><text:span text:style-name="T2">t</text:span><text:span text:style-name="T2">o</text:span><text:span text:style-name="T2">r</text:span><text:span text:style-name="T2">a</text:span><text:span text:style-name="T2">g</text:span><text:span text:style-name="T2">e </text:span><text:span text:style-name="T2">s</text:span><text:span text:style-name="T2">y</text:span><text:span text:style-name="T2">s</text:span><text:span text:style-name="T2">t</text:span><text:span text:style-name="T2">e</text:span><text:span text:style-name="T2">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9" draw:text-style-name="P6" draw:layer="layout" svg:x1="20.62cm" svg:y1="4.394cm" svg:x2="20.62cm" svg:y2="6.078cm">
          <text:p/>
        </draw:line>
        <draw:custom-shape draw:style-name="gr67" draw:text-style-name="P5" draw:layer="layout" svg:width="5.08cm" svg:height="2.128cm" svg:x="5.577cm" svg:y="6.104cm">
          <text:p text:style-name="P4"><text:span text:style-name="T2">Storage syste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9" draw:text-style-name="P6" draw:layer="layout" svg:x1="7.52cm" svg:y1="4.395cm" svg:x2="7.52cm" svg:y2="6.079cm">
          <text:p/>
        </draw:line>
        <draw:line draw:style-name="gr69" draw:text-style-name="P6" draw:layer="layout" svg:x1="8.72cm" svg:y1="6.079cm" svg:x2="8.72cm" svg:y2="4.379cm">
          <text:p/>
        </draw:line>
        <draw:line draw:style-name="gr70" draw:text-style-name="P6" draw:layer="layout" svg:x1="22.452cm" svg:y1="3.586cm" svg:x2="25.62cm" svg:y2="3.586cm">
          <text:p/>
        </draw:line>
        <draw:line draw:style-name="gr70" draw:text-style-name="P6" draw:layer="layout" svg:x1="25.62cm" svg:y1="3.594cm" svg:x2="25.62cm" svg:y2="10.174cm">
          <text:p/>
        </draw:line>
        <draw:line draw:style-name="gr70" draw:text-style-name="P6" draw:layer="layout" svg:x1="25.62cm" svg:y1="10.174cm" svg:x2="3.294cm" svg:y2="10.174cm">
          <text:p/>
        </draw:line>
        <draw:line draw:style-name="gr68" draw:text-style-name="P6" draw:layer="layout" svg:x1="3.294cm" svg:y1="10.174cm" svg:x2="3.294cm" svg:y2="8.666cm">
          <text:p/>
        </draw:line>
        <draw:frame draw:style-name="gr57" draw:text-style-name="P21" draw:layer="layout" svg:width="13.156cm" svg:height="1.895cm" svg:x="0.201cm" svg:y="0.362cm">
          <draw:text-box>
            <text:p text:style-name="P20"><text:span text:style-name="T9">Execute (CP</text:span><text:span text:style-name="T26">“Bob”, “/foo.txt”, “write”</text:span><text:span text:style-name="T9">, </text:span><text:span text:style-name="T12">Γ</text:span><text:span text:style-name="T27">“Bob”, “/foo.txt”, “write”</text:span><text:span text:style-name="T9">)</text:span></text:p>
            <text:p text:style-name="P20"><text:span text:style-name="T9">at host1:port1</text:span></text:p>
          </draw:text-box>
        </draw:frame>
        <draw:frame draw:style-name="gr57" draw:text-style-name="P21" draw:layer="layout" svg:width="12.923cm" svg:height="1.673cm" svg:x="15.01cm" svg:y="0.116cm">
          <draw:text-box>
            <text:p text:style-name="P20"><text:span text:style-name="T9">Transfer program control along the data flow</text:span></text:p>
            <text:p text:style-name="P20"><text:span text:style-name="T9">by continuation-passing</text:span></text:p>
          </draw:text-box>
        </draw:frame>
        <draw:line draw:style-name="gr60" draw:text-style-name="P6" draw:layer="layout" svg:x1="18.018cm" svg:y1="3.586cm" svg:x2="17.78cm" svg:y2="2.032cm">
          <text:p/>
        </draw:line>
        <draw:line draw:style-name="gr60" draw:text-style-name="P6" draw:layer="layout" svg:x1="5.634cm" svg:y1="4.572cm" svg:x2="4.064cm" svg:y2="2.54cm">
          <text:p/>
        </draw:line>
        <draw:custom-shape draw:style-name="gr71" draw:text-style-name="P9" draw:layer="layout" svg:width="2.498cm" svg:height="1.586cm" svg:x="0.124cm" svg:y="3.932cm">
          <text:p text:style-name="P4"><text:span text:style-name="T4">Write</text:span></text:p>
          <text:p text:style-name="P4"><text:span text:style-name="T4">/foo.txt</text:span></text:p>
          <draw:enhanced-geometry svg:viewBox="0 0 21600 21600" draw:glue-points="10800 0 3160 3160 0 10800 3160 18440 10800 21600 18440 18440 21600 10800 18440 3160 ?f14 ?f15" draw:text-areas="3200 3200 18400 18400" draw:type="round-callout" draw:modifiers="17399.2797118848 23954.63137996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7" draw:text-style-name="P21" draw:layer="layout" svg:width="3.529cm" svg:height="1.673cm" svg:x="9.952cm" svg:y="4.169cm">
          <draw:text-box>
            <text:p text:style-name="P20"><text:span text:style-name="T9">Read/write</text:span></text:p>
            <text:p text:style-name="P20"><text:span text:style-name="T9">raw bytes</text:span></text:p>
          </draw:text-box>
        </draw:frame>
        <draw:line draw:style-name="gr60" draw:text-style-name="P6" draw:layer="layout" svg:x1="8.72cm" svg:y1="5.588cm" svg:x2="9.952cm" svg:y2="4.826cm">
          <text:p/>
        </draw:line>
        <draw:frame draw:style-name="gr57" draw:text-style-name="P21" draw:layer="layout" svg:width="15.201cm" svg:height="1.184cm" svg:x="8.61cm" svg:y="10.916cm">
          <draw:text-box>
            <text:p text:style-name="P20"><text:span text:style-name="T9">Return result of (CP</text:span><text:span text:style-name="T26">“Bob”, “/foo.txt”, “write”</text:span><text:span text:style-name="T9">, </text:span><text:span text:style-name="T12">Γ</text:span><text:span text:style-name="T27">“Bob”, “/foo.txt”, “write”</text:span><text:span text:style-name="T9">)</text:span></text:p>
          </draw:text-box>
        </draw:frame>
        <draw:line draw:style-name="gr60" draw:text-style-name="P6" draw:layer="layout" svg:x1="12.446cm" svg:y1="10.916cm" svg:x2="12.7cm" svg:y2="10.174cm">
          <text:p/>
        </draw:line>
        <draw:frame draw:style-name="gr57" draw:text-style-name="P29" draw:layer="layout" svg:width="3.762cm" svg:height="0.814cm" svg:x="6.265cm" svg:y="1.778cm">
          <draw:text-box>
            <text:p><text:span text:style-name="T28">host1:port1</text:span></text:p>
          </draw:text-box>
        </draw:frame>
        <draw:frame draw:style-name="gr57" draw:text-style-name="P29" draw:layer="layout" svg:width="3.762cm" svg:height="0.814cm" svg:x="12.765cm" svg:y="1.778cm">
          <draw:text-box>
            <text:p><text:span text:style-name="T28">host2:port2</text:span></text:p>
          </draw:text-box>
        </draw:frame>
        <draw:frame draw:style-name="gr57" draw:text-style-name="P29" draw:layer="layout" svg:width="3.762cm" svg:height="0.814cm" svg:x="19.265cm" svg:y="1.778cm">
          <draw:text-box>
            <text:p><text:span text:style-name="T28">host3:port3</text:span></text:p>
          </draw:text-box>
        </draw:frame>
        <presentation:notes draw:style-name="dp2">
          <draw:page-thumbnail draw:style-name="gr19" draw:layer="layout" svg:width="13.968cm" svg:height="10.476cm" svg:x="3.81cm" svg:y="2.123cm" draw:page-number="5" presentation:class="page"/>
          <draw:frame presentation:style-name="pr1"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72" draw:text-style-name="P30" draw:layer="layout" svg:width="10.854cm" svg:height="5.207cm" svg:x="8.134cm" svg:y="0.254cm">
          <text:p text:style-name="P4"><text:span text:style-name="T19"/></text:p>
          <text:p text:style-name="P4"><text:span text:style-name="T3"/></text:p>
          <text:p text:style-name="P4"><text:span text:style-name="T3">Execution Context</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draw:custom-shape draw:style-name="gr73" draw:text-style-name="P7" draw:layer="layout" svg:width="9.652cm" svg:height="3.89cm" svg:x="8.736cm" svg:y="1.271cm">
          <text:p text:style-name="P4"><text:span text:style-name="T3">Interaction Function for</text:span></text:p>
          <text:p text:style-name="P4"><text:span text:style-name="T19">(“Alice”, “photo.jpg”, “GET”)</text:span></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draw:custom-shape draw:style-name="gr74" draw:text-style-name="P31" draw:layer="layout" svg:width="8.581cm" svg:height="1.857cm" svg:x="9.3cm" svg:y="3.301cm">
          <text:p text:style-name="P4"><text:span text:style-name="T29">Storage Driver</text:span></text:p>
          <draw:enhanced-geometry svg:viewBox="0 0 21600 21600" draw:type="rectangle" draw:enhanced-path="M 0 0 L 21600 0 21600 21600 0 21600 0 0 Z N"/>
        </draw:custom-shape>
        <draw:custom-shape draw:style-name="gr75" draw:text-style-name="P5" draw:layer="layout" svg:width="8.573cm" svg:height="3.242cm" svg:x="9.305cm" svg:y="7.752cm">
          <text:p text:style-name="P4"><text:span text:style-name="T2"/></text:p>
          <text:p text:style-name="P4"><text:span text:style-name="T2"/></text:p>
          <text:p text:style-name="P4"><text:span text:style-name="T2">Alice’s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3.554cm" svg:height="1.524cm" svg:x="11.779cm" svg:y="7.945cm">
          <text:p text:style-name="P4"><text:span text:style-name="T30">photo.jp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 draw:text-style-name="P6" draw:layer="layout" svg:x1="0.008cm" svg:y1="3.894cm" svg:x2="8.136cm" svg:y2="3.759cm">
          <text:p/>
        </draw:line>
        <draw:line draw:style-name="gr5" draw:text-style-name="P6" draw:layer="layout" svg:x1="19.041cm" svg:y1="3.83cm" svg:x2="27.991cm" svg:y2="3.83cm">
          <text:p/>
        </draw:line>
        <draw:line draw:style-name="gr45" draw:text-style-name="P6" draw:layer="layout" svg:x1="11.937cm" svg:y1="5.461cm" svg:x2="11.937cm" svg:y2="7.947cm">
          <text:p/>
        </draw:line>
        <draw:line draw:style-name="gr77" draw:text-style-name="P6" draw:layer="layout" svg:x1="15.197cm" svg:y1="5.46cm" svg:x2="15.197cm" svg:y2="7.926cm">
          <text:p/>
        </draw:line>
        <draw:frame draw:style-name="gr26" draw:text-style-name="P33" draw:layer="layout" svg:width="8.635cm" svg:height="2.753cm" svg:x="-0.501cm" svg:y="1.631cm">
          <draw:text-box>
            <text:p text:style-name="P4"><text:span text:style-name="T31">1. <text:s/>Validate request on</text:span></text:p>
            <text:p text:style-name="P4"><text:span text:style-name="T6">(“Alice”, “photo.jpg”, “GET”)</text:span></text:p>
          </draw:text-box>
        </draw:frame>
        <draw:frame draw:style-name="gr26" draw:text-style-name="P33" draw:layer="layout" svg:width="9.205cm" svg:height="2.753cm" svg:x="18.988cm" svg:y="1.835cm">
          <draw:text-box>
            <text:p text:style-name="P4"><text:span text:style-name="T31">3. Interpret bytes as replica for </text:span><text:span text:style-name="T6">(“Alice”, “photo.jpg”, “GET”)</text:span></text:p>
          </draw:text-box>
        </draw:frame>
        <draw:frame draw:style-name="gr78" draw:text-style-name="P34" draw:layer="layout" svg:width="5.572cm" svg:height="3.922cm" svg:x="4.419cm" svg:y="5.602cm">
          <draw:text-box>
            <text:p><text:span text:style-name="T31">2. <text:s/>Load and store bytes for Alice’s photo.jpg</text:span></text:p>
          </draw:text-box>
        </draw:frame>
        <presentation:notes draw:style-name="dp2">
          <draw:page-thumbnail draw:style-name="gr19" draw:layer="layout" svg:width="13.968cm" svg:height="10.476cm" svg:x="3.81cm" svg:y="2.123cm" draw:page-number="6" presentation:class="page"/>
          <draw:frame presentation:style-name="pr1"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name="Picture 5" draw:style-name="gr79" draw:text-style-name="P1" draw:layer="layout" svg:width="3.188cm" svg:height="1.705cm" svg:x="0.23cm" svg:y="2.733cm">
          <draw:image xlink:href="Pictures/2000009900000392000002596801CBC71B6FBD9D.wmf" xlink:type="simple" xlink:show="embed" xlink:actuate="onLoad">
            <text:p/>
          </draw:image>
        </draw:frame>
        <draw:frame draw:style-name="gr63" draw:text-style-name="P8" draw:layer="layout" svg:width="4.245cm" svg:height="0.962cm" svg:x="-0.076cm" svg:y="4.656cm">
          <draw:text-box>
            <text:p><text:span text:style-name="T23">Data Owner</text:span></text:p>
          </draw:text-box>
        </draw:frame>
        <draw:custom-shape draw:name="Cloud 14" draw:style-name="gr80" draw:text-style-name="P3" draw:layer="layout" svg:width="9.144cm" svg:height="7.62cm" svg:x="8.128cm" svg:y="0.09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81" draw:text-style-name="P1" draw:layer="layout" svg:width="3.188cm" svg:height="1.705cm" svg:x="24.723cm" svg:y="1.918cm">
          <draw:image xlink:href="Pictures/2000009900000392000002596801CBC71B6FBD9D.wmf" xlink:type="simple" xlink:show="embed" xlink:actuate="onLoad">
            <text:p/>
          </draw:image>
        </draw:frame>
        <draw:frame draw:style-name="gr82" draw:text-style-name="P8" draw:layer="layout" svg:width="2.93cm" svg:height="1.294cm" svg:x="25.046cm" svg:y="3.694cm">
          <draw:text-box>
            <text:p><text:span text:style-name="T23">User 1</text:span></text:p>
          </draw:text-box>
        </draw:frame>
        <draw:frame draw:name="Picture 5" draw:style-name="gr83" draw:text-style-name="P1" draw:layer="layout" svg:width="3.188cm" svg:height="1.705cm" svg:x="24.723cm" svg:y="9.915cm">
          <draw:image xlink:href="Pictures/2000009900000392000002596801CBC71B6FBD9D.wmf" xlink:type="simple" xlink:show="embed" xlink:actuate="onLoad">
            <text:p/>
          </draw:image>
        </draw:frame>
        <draw:frame draw:style-name="gr84" draw:text-style-name="P8" draw:layer="layout" svg:width="2.93cm" svg:height="1.007cm" svg:x="25.046cm" svg:y="11.693cm">
          <draw:text-box>
            <text:p><text:span text:style-name="T23">User 2</text:span></text:p>
          </draw:text-box>
        </draw:frame>
        <draw:line draw:style-name="gr45" draw:text-style-name="P6" draw:layer="layout" svg:x1="3.81cm" svg:y1="5.38cm" svg:x2="9.754cm" svg:y2="5.38cm">
          <text:p/>
        </draw:line>
        <draw:line draw:style-name="gr48" draw:text-style-name="P6" draw:layer="layout" svg:x1="3.81cm" svg:y1="2.765cm" svg:x2="9.756cm" svg:y2="2.765cm">
          <text:p/>
        </draw:line>
        <draw:custom-shape draw:style-name="gr85" draw:text-style-name="P5" draw:layer="layout" svg:width="5.845cm" svg:height="2.284cm" svg:x="9.754cm" svg:y="4.244cm">
          <text:p text:style-name="P4"><text:span text:style-name="T2">User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6" draw:text-style-name="P35" draw:layer="layout" svg:width="5.846cm" svg:height="2.287cm" svg:x="9.756cm" svg:y="1.57cm">
          <text:p text:style-name="P4"><text:span text:style-name="T32">Interaction</text:span></text:p>
          <text:p text:style-name="P4"><text:span text:style-name="T32">Functions &amp; Stat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9" draw:layer="layout" svg:width="2.285cm" svg:height="1.395cm" svg:x="22.868cm" svg:y="4.355cm">
          <text:p text:style-name="P4"><text:span text:style-name="T4">Read</text:span></text:p>
          <draw:enhanced-geometry svg:viewBox="0 0 21600 21600" draw:glue-points="10800 0 3160 3160 0 10800 3160 18440 10800 21600 18440 18440 21600 10800 18440 3160 ?f14 ?f15" draw:text-areas="3200 3200 18400 18400" draw:type="round-callout" draw:modifiers="18803.1496062992 -4920.343839541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7" draw:text-style-name="P9" draw:layer="layout" svg:width="2.285cm" svg:height="1.396cm" svg:x="0.118cm" svg:y="6.119cm">
          <text:p text:style-name="P4"><text:span text:style-name="T4">Write</text:span></text:p>
          <draw:enhanced-geometry svg:viewBox="0 0 21600 21600" draw:glue-points="10800 0 3160 3160 0 10800 3160 18440 10800 21600 18440 18440 21600 10800 18440 3160 ?f14 ?f15" draw:text-areas="3200 3200 18400 18400" draw:type="round-callout" draw:modifiers="16488.188976378 -5504.36649964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10" draw:layer="layout" svg:width="2.85cm" svg:height="1.834cm" svg:x="0.047cm" svg:y="0.069cm">
          <text:p text:style-name="P4"><text:span text:style-name="T5">Encode;</text:span></text:p>
          <text:p text:style-name="P4"><text:span text:style-name="T5">share</text:span></text:p>
          <draw:enhanced-geometry svg:viewBox="0 0 21600 21600" draw:glue-points="10800 0 3160 3160 0 10800 3160 18440 10800 21600 18440 18440 21600 10800 18440 3160 ?f14 ?f15" draw:text-areas="3200 3200 18400 18400" draw:type="round-callout" draw:modifiers="15122.2728867064 26296.67574931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1" draw:layer="layout" svg:width="1.839cm" svg:height="1.12cm" svg:x="25.596cm" svg:y="8.078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66.0869565217 26898.8403211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2" draw:layer="layout" svg:width="0.94cm" svg:height="0.945cm" draw:transform="skewX (0.00314159265358982) rotate (0.785398163397448) translate (25.851cm 8.631cm)">
          <text:p/>
          <draw:enhanced-geometry svg:viewBox="0 0 21600 21600"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89" draw:text-style-name="P22" draw:layer="layout" svg:width="6.605cm" svg:height="1.886cm" svg:x="9.521cm" svg:y="8.284cm">
          <draw:text-box>
            <text:p text:style-name="P4"><text:span text:style-name="T23">Commodity storage</text:span></text:p>
            <text:p text:style-name="P4"><text:span text:style-name="T23">infrastructure</text:span></text:p>
          </draw:text-box>
        </draw:frame>
        <draw:custom-shape draw:style-name="gr64" draw:text-style-name="P24" draw:layer="layout" svg:width="2.632cm" svg:height="1.781cm" svg:x="19.52cm" svg:y="1.9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19.924cm" svg:y="2.798cm">
          <text:p text:style-name="P4"><text:span text:style-name="T24">Driver</text:span></text:p>
          <draw:enhanced-geometry svg:viewBox="0 0 21600 21600" draw:type="rectangle" draw:enhanced-path="M 0 0 L 21600 0 21600 21600 0 21600 0 0 Z N"/>
        </draw:custom-shape>
        <draw:frame draw:style-name="gr66" draw:text-style-name="P8" draw:layer="layout" svg:width="2.532cm" svg:height="1.935cm" svg:x="19.52cm" svg:y="1.929cm">
          <draw:text-box>
            <text:p><text:span text:style-name="T3">I.F. 1</text:span></text:p>
          </draw:text-box>
        </draw:frame>
        <draw:custom-shape draw:style-name="gr90" draw:text-style-name="P10" draw:layer="layout" svg:width="2.497cm" svg:height="1.604cm" svg:x="23.411cm" svg:y="0.082cm">
          <text:p text:style-name="P4"><text:span text:style-name="T5">Fetch;</text:span></text:p>
          <text:p text:style-name="P4"><text:span text:style-name="T5">decod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07.3658927142 26148.78504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8" draw:text-style-name="P6" draw:layer="layout" svg:x1="15.602cm" svg:y1="2.786cm" svg:x2="19.52cm" svg:y2="2.794cm">
          <text:p/>
        </draw:line>
        <draw:line draw:style-name="gr45" draw:text-style-name="P6" draw:layer="layout" svg:x1="15.599cm" svg:y1="5.334cm" svg:x2="19.52cm" svg:y2="3.048cm">
          <text:p/>
        </draw:line>
        <draw:line draw:style-name="gr45" draw:text-style-name="P6" draw:layer="layout" svg:x1="22.152cm" svg:y1="2.794cm" svg:x2="24.323cm" svg:y2="2.78cm">
          <text:p/>
        </draw:line>
        <draw:custom-shape draw:style-name="gr90" draw:text-style-name="P10" draw:layer="layout" svg:width="2.497cm" svg:height="1.604cm" svg:x="22.852cm" svg:y="8.458cm">
          <text:p text:style-name="P4"><text:span text:style-name="T5">No</text:span></text:p>
          <text:p text:style-name="P4"><text:span text:style-name="T5">I.F.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07.3658927142 26148.78504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4" draw:text-style-name="P24" draw:layer="layout" svg:width="2.632cm" svg:height="1.781cm" svg:x="4.82cm" svg:y="4.4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5.224cm" svg:y="5.298cm">
          <text:p text:style-name="P4"><text:span text:style-name="T24">Driver</text:span></text:p>
          <draw:enhanced-geometry svg:viewBox="0 0 21600 21600" draw:type="rectangle" draw:enhanced-path="M 0 0 L 21600 0 21600 21600 0 21600 0 0 Z N"/>
        </draw:custom-shape>
        <draw:frame draw:style-name="gr66" draw:text-style-name="P28" draw:layer="layout" svg:width="2.532cm" svg:height="1.935cm" svg:x="4.82cm" svg:y="4.429cm">
          <draw:text-box>
            <text:p><text:span text:style-name="T25">I.F.</text:span></text:p>
          </draw:text-box>
        </draw:frame>
        <draw:line draw:style-name="gr60" draw:text-style-name="P6" draw:layer="layout" svg:x1="12.446cm" svg:y1="7.112cm" svg:x2="11.454cm" svg:y2="8.284cm">
          <text:p/>
        </draw:line>
        <presentation:notes draw:style-name="dp2">
          <draw:page-thumbnail draw:style-name="gr19" draw:layer="layout" svg:width="13.968cm" svg:height="10.476cm" svg:x="3.81cm" svg:y="2.123cm" draw:page-number="7" presentation:class="page"/>
          <draw:frame presentation:style-name="pr1"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name="Cloud 14" draw:style-name="gr91" draw:text-style-name="P3" draw:layer="layout" svg:width="7.112cm" svg:height="4.594cm" svg:x="9.66cm" svg:y="1.72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4" draw:style-name="gr92" draw:text-style-name="P3" draw:layer="layout" svg:width="7.112cm" svg:height="4.596cm" svg:x="10.157cm" svg:y="6.888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93" draw:text-style-name="P1" draw:layer="layout" svg:width="3.188cm" svg:height="1.705cm" svg:x="1.029cm" svg:y="2.033cm">
          <draw:image xlink:href="Pictures/2000009900000392000002596801CBC71B6FBD9D.wmf" xlink:type="simple" xlink:show="embed" xlink:actuate="onLoad">
            <text:p/>
          </draw:image>
        </draw:frame>
        <draw:frame draw:style-name="gr94" draw:text-style-name="P8" draw:layer="layout" svg:width="4.245cm" svg:height="1.135cm" svg:x="0.525cm" svg:y="3.747cm">
          <draw:text-box>
            <text:p><text:span text:style-name="T3">Data Owner</text:span></text:p>
          </draw:text-box>
        </draw:frame>
        <draw:frame draw:name="Picture 5" draw:style-name="gr95" draw:text-style-name="P1" draw:layer="layout" svg:width="3.188cm" svg:height="1.705cm" svg:x="23.914cm" svg:y="2.07cm">
          <draw:image xlink:href="Pictures/2000009900000392000002596801CBC71B6FBD9D.wmf" xlink:type="simple" xlink:show="embed" xlink:actuate="onLoad">
            <text:p/>
          </draw:image>
        </draw:frame>
        <draw:frame draw:name="Picture 5" draw:style-name="gr96" draw:text-style-name="P1" draw:layer="layout" svg:width="3.188cm" svg:height="1.705cm" svg:x="23.914cm" svg:y="9.945cm">
          <draw:image xlink:href="Pictures/2000009900000392000002596801CBC71B6FBD9D.wmf" xlink:type="simple" xlink:show="embed" xlink:actuate="onLoad">
            <text:p/>
          </draw:image>
        </draw:frame>
        <draw:frame draw:name="Picture 5" draw:style-name="gr97" draw:text-style-name="P1" draw:layer="layout" svg:width="3.188cm" svg:height="1.705cm" svg:x="1.014cm" svg:y="9.846cm">
          <draw:image xlink:href="Pictures/2000009900000392000002596801CBC71B6FBD9D.wmf" xlink:type="simple" xlink:show="embed" xlink:actuate="onLoad">
            <text:p/>
          </draw:image>
        </draw:frame>
        <draw:connector draw:style-name="gr98" draw:text-style-name="P6" draw:layer="layout" draw:type="curve" draw:line-skew="3.143cm" svg:x1="8.269cm" svg:y1="3.319cm" svg:x2="8.636cm" svg:y2="10.817cm" draw:start-shape="id1" draw:start-glue-point="1" svg:d="M8269 3319c5464 0 5281 7498 367 7498" svg:viewBox="0 0 4077 7499">
          <text:p/>
        </draw:connector>
        <draw:connector draw:style-name="gr98" draw:text-style-name="P6" draw:layer="layout" draw:type="curve" draw:line-skew="0.662cm" svg:x1="8.269cm" svg:y1="3.319cm" svg:x2="18.934cm" svg:y2="10.917cm" draw:start-shape="id1" draw:start-glue-point="1" svg:d="M8269 3319c9367 0 4035 7598 10665 7598" svg:viewBox="0 0 10666 7599">
          <text:p/>
        </draw:connector>
        <draw:connector draw:style-name="gr99" draw:text-style-name="P6" draw:layer="layout" draw:type="curve" svg:x1="8.269cm" svg:y1="3.319cm" svg:x2="18.926cm" svg:y2="3.396cm" draw:start-shape="id1" draw:start-glue-point="1" svg:d="M8269 3319c8368 0 3040 77 10657 77" svg:viewBox="0 0 10658 78">
          <text:p/>
        </draw:connector>
        <draw:line draw:style-name="gr69" draw:text-style-name="P6" draw:layer="layout" svg:x1="4.31cm" svg:y1="3.386cm" svg:x2="5.234cm" svg:y2="3.386cm">
          <text:p/>
        </draw:line>
        <draw:line draw:style-name="gr69" draw:text-style-name="P6" draw:layer="layout" svg:x1="22.411cm" svg:y1="3.386cm" svg:x2="23.814cm" svg:y2="3.386cm">
          <text:p/>
        </draw:line>
        <draw:line draw:style-name="gr69" draw:text-style-name="P6" draw:layer="layout" svg:x1="22.385cm" svg:y1="10.886cm" svg:x2="23.788cm" svg:y2="10.886cm">
          <text:p/>
        </draw:line>
        <draw:frame draw:style-name="gr23" draw:text-style-name="P8" draw:layer="layout" svg:width="2.725cm" svg:height="1.584cm" svg:x="24.567cm" svg:y="3.765cm">
          <draw:text-box>
            <text:p><text:span text:style-name="T3">User 1</text:span></text:p>
          </draw:text-box>
        </draw:frame>
        <draw:frame draw:style-name="gr23" draw:text-style-name="P8" draw:layer="layout" svg:width="2.725cm" svg:height="1.584cm" svg:x="24.568cm" svg:y="11.665cm">
          <draw:text-box>
            <text:p><text:span text:style-name="T3">User </text:span><text:span text:style-name="T3">3</text:span></text:p>
          </draw:text-box>
        </draw:frame>
        <draw:frame draw:style-name="gr23" draw:text-style-name="P8" draw:layer="layout" svg:width="2.725cm" svg:height="1.584cm" svg:x="1.169cm" svg:y="11.665cm">
          <draw:text-box>
            <text:p><text:span text:style-name="T3">User </text:span><text:span text:style-name="T3">2</text:span></text:p>
          </draw:text-box>
        </draw:frame>
        <draw:frame draw:style-name="gr100" draw:text-style-name="P36" draw:layer="layout" svg:width="7.686cm" svg:height="0.962cm" svg:x="15.14cm" svg:y="0.454cm">
          <draw:text-box>
            <text:p>Commodity cloud storage</text:p>
          </draw:text-box>
        </draw:frame>
        <draw:frame draw:style-name="gr101" draw:text-style-name="P36" draw:layer="layout" svg:width="5.256cm" svg:height="0.962cm" svg:x="15.141cm" svg:y="5.754cm">
          <draw:text-box>
            <text:p>Commodity CDN</text:p>
          </draw:text-box>
        </draw:frame>
        <draw:line draw:style-name="gr60" draw:text-style-name="P6" draw:layer="layout" svg:x1="15.494cm" svg:y1="2.54cm" svg:x2="17.172cm" svg:y2="1.416cm">
          <text:p/>
        </draw:line>
        <draw:line draw:style-name="gr69" draw:text-style-name="P6" draw:layer="layout" svg:x1="5.659cm" svg:y1="10.886cm" svg:x2="4.056cm" svg:y2="10.886cm">
          <text:p/>
        </draw:line>
        <draw:line draw:style-name="gr69" draw:text-style-name="P6" draw:layer="layout" svg:x1="11.068cm" svg:y1="3.978cm" svg:x2="11.513cm" svg:y2="4.248cm">
          <text:p/>
        </draw:line>
        <draw:line draw:style-name="gr69" draw:text-style-name="P6" draw:layer="layout" svg:x1="10.76cm" svg:y1="3.596cm" svg:x2="11.641cm" svg:y2="3.878cm">
          <text:p/>
        </draw:line>
        <draw:line draw:style-name="gr69" draw:text-style-name="P6" draw:layer="layout" svg:x1="10.76cm" svg:y1="3.309cm" svg:x2="11.615cm" svg:y2="3.309cm">
          <text:p/>
        </draw:line>
        <draw:line draw:style-name="gr69" draw:text-style-name="P6" draw:layer="layout" svg:x1="18.288cm" svg:y1="3.409cm" svg:x2="18.989cm" svg:y2="3.409cm">
          <text:p/>
        </draw:line>
        <draw:line draw:style-name="gr69" draw:text-style-name="P6" draw:layer="layout" svg:x1="14.432cm" svg:y1="7.042cm" svg:x2="14.663cm" svg:y2="7.709cm">
          <text:p/>
        </draw:line>
        <draw:line draw:style-name="gr69" draw:text-style-name="P6" draw:layer="layout" svg:x1="12.858cm" svg:y1="7.204cm" svg:x2="12.858cm" svg:y2="7.78cm">
          <text:p/>
        </draw:line>
        <draw:custom-shape draw:style-name="gr11" draw:text-style-name="P9" draw:layer="layout" svg:width="2.321cm" svg:height="1.417cm" svg:x="22.973cm" svg:y="0.378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1cm" svg:height="1.417cm" svg:x="22.991cm" svg:y="8.246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1cm" svg:height="1.417cm" svg:x="0.009cm" svg:y="8.314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1cm" svg:height="1.417cm" svg:x="0.027cm" svg:y="0.482cm">
          <text:p text:style-name="P4"><text:span text:style-name="T4">Writ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2" draw:text-style-name="P24" xml:id="id1" draw:id="id1" draw:layer="layout" svg:width="2.599cm" svg:height="1.781cm" svg:x="5.67cm" svg:y="2.4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6.124cm" svg:y="3.298cm">
          <text:p text:style-name="P4"><text:span text:style-name="T24">Driver</text:span></text:p>
          <draw:enhanced-geometry svg:viewBox="0 0 21600 21600" draw:type="rectangle" draw:enhanced-path="M 0 0 L 21600 0 21600 21600 0 21600 0 0 Z N"/>
        </draw:custom-shape>
        <draw:frame draw:style-name="gr103" draw:text-style-name="P8" draw:layer="layout" svg:width="2.565cm" svg:height="1.781cm" svg:x="5.704cm" svg:y="2.429cm">
          <draw:text-box>
            <text:p><text:span text:style-name="T3">I.F.</text:span></text:p>
          </draw:text-box>
        </draw:frame>
        <draw:custom-shape draw:style-name="gr102" draw:text-style-name="P24" draw:layer="layout" svg:width="2.599cm" svg:height="1.781cm" svg:x="19.37cm" svg:y="2.7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19.824cm" svg:y="3.598cm">
          <text:p text:style-name="P4"><text:span text:style-name="T24">Driver</text:span></text:p>
          <draw:enhanced-geometry svg:viewBox="0 0 21600 21600" draw:type="rectangle" draw:enhanced-path="M 0 0 L 21600 0 21600 21600 0 21600 0 0 Z N"/>
        </draw:custom-shape>
        <draw:frame draw:style-name="gr103" draw:text-style-name="P22" draw:layer="layout" svg:width="2.565cm" svg:height="1.781cm" svg:x="19.404cm" svg:y="2.729cm">
          <draw:text-box>
            <text:p text:style-name="P4"><text:span text:style-name="T3">I.F.</text:span></text:p>
          </draw:text-box>
        </draw:frame>
        <draw:custom-shape draw:style-name="gr102" draw:text-style-name="P24" draw:layer="layout" svg:width="2.599cm" svg:height="1.781cm" svg:x="19.37cm" svg:y="10.3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19.824cm" svg:y="11.198cm">
          <text:p text:style-name="P4"><text:span text:style-name="T24">Driver</text:span></text:p>
          <draw:enhanced-geometry svg:viewBox="0 0 21600 21600" draw:type="rectangle" draw:enhanced-path="M 0 0 L 21600 0 21600 21600 0 21600 0 0 Z N"/>
        </draw:custom-shape>
        <draw:frame draw:style-name="gr103" draw:text-style-name="P8" draw:layer="layout" svg:width="2.565cm" svg:height="1.781cm" svg:x="19.404cm" svg:y="10.329cm">
          <draw:text-box>
            <text:p><text:span text:style-name="T3">I.F.</text:span></text:p>
          </draw:text-box>
        </draw:frame>
        <draw:custom-shape draw:style-name="gr102" draw:text-style-name="P24" draw:layer="layout" svg:width="2.599cm" svg:height="1.781cm" svg:x="11.97cm" svg:y="3.4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12.424cm" svg:y="4.298cm">
          <text:p text:style-name="P4"><text:span text:style-name="T24">Driver</text:span></text:p>
          <draw:enhanced-geometry svg:viewBox="0 0 21600 21600" draw:type="rectangle" draw:enhanced-path="M 0 0 L 21600 0 21600 21600 0 21600 0 0 Z N"/>
        </draw:custom-shape>
        <draw:frame draw:style-name="gr103" draw:text-style-name="P8" draw:layer="layout" svg:width="2.565cm" svg:height="1.781cm" svg:x="12.004cm" svg:y="3.429cm">
          <draw:text-box>
            <text:p><text:span text:style-name="T3">I.F.</text:span></text:p>
          </draw:text-box>
        </draw:frame>
        <draw:custom-shape draw:style-name="gr102" draw:text-style-name="P24" draw:layer="layout" svg:width="2.599cm" svg:height="1.781cm" svg:x="12.67cm" svg:y="8.6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13.124cm" svg:y="9.498cm">
          <text:p text:style-name="P4"><text:span text:style-name="T24">Driver</text:span></text:p>
          <draw:enhanced-geometry svg:viewBox="0 0 21600 21600" draw:type="rectangle" draw:enhanced-path="M 0 0 L 21600 0 21600 21600 0 21600 0 0 Z N"/>
        </draw:custom-shape>
        <draw:frame draw:style-name="gr103" draw:text-style-name="P8" draw:layer="layout" svg:width="2.565cm" svg:height="1.781cm" svg:x="12.704cm" svg:y="8.629cm">
          <draw:text-box>
            <text:p><text:span text:style-name="T3">I.F.</text:span></text:p>
          </draw:text-box>
        </draw:frame>
        <draw:custom-shape draw:style-name="gr102" draw:text-style-name="P24" draw:layer="layout" svg:width="2.599cm" svg:height="1.781cm" svg:x="5.67cm" svg:y="10.22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82cm" svg:height="0.912cm" svg:x="6.124cm" svg:y="11.098cm">
          <text:p text:style-name="P4"><text:span text:style-name="T24">Driver</text:span></text:p>
          <draw:enhanced-geometry svg:viewBox="0 0 21600 21600" draw:type="rectangle" draw:enhanced-path="M 0 0 L 21600 0 21600 21600 0 21600 0 0 Z N"/>
        </draw:custom-shape>
        <draw:frame draw:style-name="gr103" draw:text-style-name="P8" draw:layer="layout" svg:width="2.565cm" svg:height="1.781cm" svg:x="5.704cm" svg:y="10.229cm">
          <draw:text-box>
            <text:p><text:span text:style-name="T3">I.F.</text:span></text:p>
          </draw:text-box>
        </draw:frame>
        <draw:line draw:style-name="gr60" draw:text-style-name="P6" draw:layer="layout" svg:x1="15.972cm" svg:y1="7.62cm" svg:x2="17.172cm" svg:y2="6.816cm">
          <text:p/>
        </draw:line>
        <presentation:notes draw:style-name="dp2">
          <draw:page-thumbnail draw:style-name="gr19" draw:layer="layout" svg:width="13.968cm" svg:height="10.476cm" svg:x="3.81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Initials" svg:font-family="'Linux Libertine Initials'" style:font-adornments="Initials"/>
    <style:font-face style:name="Courier" svg:font-family="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5" draw:display-name="Gradient 15" draw:style="linear" draw:start-color="#ffff99" draw:end-color="#ffd320" draw:start-intensity="100%" draw:end-intensity="100%" draw:angle="300" draw:border="0%"/>
    <draw:gradient draw:name="Gradient_20_16" draw:display-name="Gradient 16" draw:style="linear" draw:start-color="#ff420e" draw:end-color="#c5000b" draw:start-intensity="100%" draw:end-intensity="100%" draw:angle="300" draw:border="0%"/>
    <draw:gradient draw:name="Gradient_20_27" draw:display-name="Gradient 27" draw:style="linear" draw:start-color="#eeeeee" draw:end-color="#dddddd" draw:start-intensity="100%" draw:end-intensity="100%" draw:angle="300" draw:border="0%"/>
    <draw:gradient draw:name="Gradient_20_6" draw:display-name="Gradient 6" draw:style="linear" draw:start-color="#eeeeee" draw:end-color="#ffffff" draw:start-intensity="100%" draw:end-intensity="100%" draw:angle="1800" draw:border="0%"/>
    <draw:gradient draw:name="Gradient_20_8" draw:display-name="Gradient 8" draw:style="linear" draw:start-color="#729fcf" draw:end-color="#0084d1" draw:start-intensity="100%" draw:end-intensity="100%" draw:angle="30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1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87cm" fo:margin-bottom="0cm" fo:text-indent="0cm"/>
      <style:text-properties fo:font-size="23.7999992370605pt" style:font-size-asian="24pt" style:font-size-complex="24pt"/>
    </style:style>
    <style:style style:name="Default-outline4" style:family="presentation" style:parent-style-name="Default-outline3">
      <style:paragraph-properties fo:margin-left="0cm" fo:margin-right="0cm" fo:margin-top="0.19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2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2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2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2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2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2.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4.216cm" svg:x="1cm" svg:y="3.812cm"/>
      <draw:page-thumbnail draw:layer="backgroundobjects" svg:width="9.294cm" svg:height="4.216cm" svg:x="1cm" svg:y="11.86cm"/>
      <draw:page-thumbnail draw:layer="backgroundobjects" svg:width="9.294cm" svg:height="4.216cm" svg:x="1cm" svg:y="19.908cm"/>
      <draw:page-thumbnail draw:layer="backgroundobjects" svg:width="9.294cm" svg:height="4.216cm" svg:x="11.295cm" svg:y="3.812cm"/>
      <draw:page-thumbnail draw:layer="backgroundobjects" svg:width="9.294cm" svg:height="4.216cm" svg:x="11.295cm" svg:y="11.86cm"/>
      <draw:page-thumbnail draw:layer="backgroundobjects" svg:width="9.294cm" svg:height="4.216cm" svg:x="11.295cm" svg:y="19.908cm"/>
    </style:handout-master>
    <style:master-page style:name="Default" style:page-layout-name="PM1" draw:style-name="Mdp1">
      <draw:frame presentation:style-name="Default-title" draw:layer="backgroundobjects" svg:width="25.198cm" svg:height="3.507cm" svg:x="1.389cm" svg:y="0.828cm" presentation:class="title" presentation:placeholder="true">
        <draw:text-box/>
      </draw:frame>
      <draw:frame presentation:style-name="Default-outline1" draw:layer="backgroundobjects" svg:width="25.198cm" svg:height="12.178cm" svg:x="1.389cm" svg:y="4.907cm" presentation:class="outline" presentation:placeholder="true">
        <draw:text-box/>
      </draw:frame>
      <draw:frame presentation:style-name="Mpr1" draw:text-style-name="MP2" draw:layer="backgroundobjects" svg:width="6.523cm" svg:height="1.449cm" svg:x="1.389cm" svg:y="19.124cm" presentation:class="date-time">
        <draw:text-box>
          <text:p text:style-name="MP1"><text:span text:style-name="MT1"><presentation:date-time/></text:span></text:p>
        </draw:text-box>
      </draw:frame>
      <draw:frame presentation:style-name="Mpr1" draw:text-style-name="MP6" draw:layer="backgroundobjects" svg:width="8.875cm" svg:height="1.449cm" svg:x="9.566cm" svg:y="19.124cm" presentation:class="footer">
        <draw:text-box>
          <text:p text:style-name="MP5"><text:span text:style-name="MT1"><presentation:footer/></text:span></text:p>
        </draw:text-box>
      </draw:frame>
      <draw:frame presentation:style-name="Mpr1" draw:text-style-name="MP4" draw:layer="backgroundobjects" svg:width="6.523cm" svg:height="1.449cm" svg:x="20.067cm" svg:y="19.12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2T22:44:44.019829600</meta:creation-date>
    <dc:date>2017-02-13T11:11:02.364488006</dc:date>
    <meta:editing-duration>P33DT10H14M41S</meta:editing-duration>
    <meta:editing-cycles>24</meta:editing-cycles>
    <meta:generator>LibreOffice/5.2.3.3$Linux_X86_64 LibreOffice_project/5243ff1e414ece3d4bb1f52c88c00c2089d6a4d9</meta:generator>
    <meta:print-date>2017-01-08T02:14:14.842832937</meta:print-date>
    <meta:document-statistic meta:object-count="255"/>
  </office:meta>
</office:document-meta>
</file>